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Arabiya" svg:font-family="AlArabiya" style:font-adornments="Regular" style:font-pitch="variable"/>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office:font-face-decls>
  <office:automatic-styles>
    <style:style style:name="Table1" style:family="table">
      <style:table-properties style:width="2.2715in" table:align="center"/>
    </style:style>
    <style:style style:name="Table1.A" style:family="table-column">
      <style:table-column-properties style:column-width="0.4924in"/>
    </style:style>
    <style:style style:name="Table1.B" style:family="table-column">
      <style:table-column-properties style:column-width="0.8639in"/>
    </style:style>
    <style:style style:name="Table1.C" style:family="table-column">
      <style:table-column-properties style:column-width="0.9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style:rel-width="100%" table:align="center"/>
    </style:style>
    <style:style style:name="Table2.A" style:family="table-column">
      <style:table-column-properties style:column-width="0.4153in" style:rel-column-width="598*"/>
    </style:style>
    <style:style style:name="Table2.B" style:family="table-column">
      <style:table-column-properties style:column-width="6.5097in" style:rel-column-width="937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8771in" table:align="center"/>
    </style:style>
    <style:style style:name="Table3.A" style:family="table-column">
      <style:table-column-properties style:column-width="0.6882in"/>
    </style:style>
    <style:style style:name="Table3.B" style:family="table-column">
      <style:table-column-properties style:column-width="0.8549in"/>
    </style:style>
    <style:style style:name="Table3.C" style:family="table-column">
      <style:table-column-properties style:column-width="4.33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2.1299in" table:align="center"/>
    </style:style>
    <style:style style:name="Table4.A" style:family="table-column">
      <style:table-column-properties style:column-width="0.9056in"/>
    </style:style>
    <style:style style:name="Table4.B" style:family="table-column">
      <style:table-column-properties style:column-width="1.224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break-before="page"/>
      <style:text-properties officeooo:rsid="002be2e7" officeooo:paragraph-rsid="002be2e7"/>
    </style:style>
    <style:style style:name="P4" style:family="paragraph" style:parent-style-name="Text_20_body">
      <style:paragraph-properties fo:break-before="page"/>
      <style:text-properties officeooo:paragraph-rsid="00cff560"/>
    </style:style>
    <style:style style:name="P5" style:family="paragraph" style:parent-style-name="Table_20_Contents">
      <style:paragraph-properties fo:text-align="center" style:justify-single-word="false"/>
      <style:text-properties officeooo:rsid="0010d1dc" officeooo:paragraph-rsid="0010d1dc" style:font-size-asian="10.5pt"/>
    </style:style>
    <style:style style:name="P6" style:family="paragraph" style:parent-style-name="Table_20_Contents">
      <style:paragraph-properties fo:text-align="center" style:justify-single-word="false"/>
      <style:text-properties officeooo:rsid="000f41c5" officeooo:paragraph-rsid="001dad57" style:font-size-asian="10.5pt"/>
    </style:style>
    <style:style style:name="P7" style:family="paragraph" style:parent-style-name="Table_20_Contents">
      <style:paragraph-properties fo:text-align="center" style:justify-single-word="false"/>
      <style:text-properties officeooo:rsid="000f41c5" officeooo:paragraph-rsid="000f41c5" style:font-size-asian="10.5pt"/>
    </style:style>
    <style:style style:name="P8" style:family="paragraph" style:parent-style-name="Table_20_Contents">
      <style:paragraph-properties fo:text-align="center" style:justify-single-word="false"/>
      <style:text-properties officeooo:rsid="001dad57" officeooo:paragraph-rsid="001dad57" style:font-size-asian="10.5pt"/>
    </style:style>
    <style:style style:name="P9" style:family="paragraph" style:parent-style-name="Table_20_Contents">
      <style:paragraph-properties fo:text-align="center" style:justify-single-word="false"/>
      <style:text-properties officeooo:rsid="00120efc" officeooo:paragraph-rsid="00120efc" style:font-size-asian="10.5pt"/>
    </style:style>
    <style:style style:name="P10" style:family="paragraph" style:parent-style-name="Table_20_Contents">
      <style:paragraph-properties fo:text-align="center" style:justify-single-word="false"/>
      <style:text-properties officeooo:rsid="003d9615" officeooo:paragraph-rsid="003d9615" style:font-size-asian="10.5pt"/>
    </style:style>
    <style:style style:name="P11" style:family="paragraph" style:parent-style-name="Table_20_Contents">
      <style:paragraph-properties fo:text-align="center" style:justify-single-word="false"/>
      <style:text-properties fo:font-weight="bold" officeooo:rsid="0010d1dc" officeooo:paragraph-rsid="0010d1dc" style:font-size-asian="10.5pt" style:font-weight-asian="bold" style:font-weight-complex="bold"/>
    </style:style>
    <style:style style:name="P12" style:family="paragraph" style:parent-style-name="Table_20_Contents">
      <style:paragraph-properties fo:text-align="center" style:justify-single-word="false"/>
      <style:text-properties fo:font-weight="bold" officeooo:rsid="000f41c5" officeooo:paragraph-rsid="000f41c5" style:font-size-asian="10.5pt" style:font-weight-asian="bold" style:font-weight-complex="bold"/>
    </style:style>
    <style:style style:name="P13" style:family="paragraph" style:parent-style-name="Table_20_Contents">
      <style:paragraph-properties fo:text-align="center" style:justify-single-word="false"/>
      <style:text-properties fo:font-weight="bold" officeooo:rsid="00120efc" officeooo:paragraph-rsid="00120efc" style:font-size-asian="10.5pt" style:font-weight-asian="bold" style:font-weight-complex="bold"/>
    </style:style>
    <style:style style:name="P14" style:family="paragraph" style:parent-style-name="Table_20_Contents">
      <style:paragraph-properties fo:text-align="center" style:justify-single-word="false"/>
      <style:text-properties fo:font-weight="bold" officeooo:rsid="003d9615" officeooo:paragraph-rsid="003d9615" style:font-size-asian="10.5pt" style:font-weight-asian="bold" style:font-weight-complex="bold"/>
    </style:style>
    <style:style style:name="P15" style:family="paragraph" style:parent-style-name="Table_20_Contents">
      <style:paragraph-properties fo:text-align="center" style:justify-single-word="false"/>
      <style:text-properties fo:font-weight="normal" officeooo:rsid="000f41c5" officeooo:paragraph-rsid="000f41c5" style:font-size-asian="10.5pt" style:font-weight-asian="normal" style:font-weight-complex="normal"/>
    </style:style>
    <style:style style:name="P16" style:family="paragraph" style:parent-style-name="Table_20_Contents">
      <style:paragraph-properties fo:text-align="center" style:justify-single-word="false"/>
      <style:text-properties fo:font-weight="normal" officeooo:rsid="00120efc" officeooo:paragraph-rsid="00120efc" style:font-size-asian="10.5pt" style:font-weight-asian="normal" style:font-weight-complex="normal"/>
    </style:style>
    <style:style style:name="P17" style:family="paragraph" style:parent-style-name="Table_20_Contents">
      <style:paragraph-properties fo:text-align="center" style:justify-single-word="false"/>
      <style:text-properties officeooo:rsid="00dbcdbd" officeooo:paragraph-rsid="00dbcdbd"/>
    </style:style>
    <style:style style:name="P18" style:family="paragraph" style:parent-style-name="Table_20_Contents">
      <style:paragraph-properties fo:text-align="center" style:justify-single-word="false"/>
      <style:text-properties fo:font-style="normal" fo:font-weight="bold" officeooo:rsid="00c6eb51" officeooo:paragraph-rsid="00c6eb51" style:font-size-asian="10.5pt" style:font-style-asian="normal" style:font-weight-asian="bold" style:font-style-complex="normal" style:font-weight-complex="bold"/>
    </style:style>
    <style:style style:name="P19" style:family="paragraph" style:parent-style-name="Table_20_Contents">
      <style:paragraph-properties fo:text-align="center" style:justify-single-word="false"/>
      <style:text-properties fo:font-style="normal" officeooo:rsid="00c6eb51" officeooo:paragraph-rsid="00c6eb51" style:font-size-asian="10.5pt" style:font-style-asian="normal" style:font-style-complex="normal"/>
    </style:style>
    <style:style style:name="P20" style:family="paragraph" style:parent-style-name="Text_20_body">
      <style:text-properties fo:font-style="normal" officeooo:rsid="0029b76d" officeooo:paragraph-rsid="00335ba2" style:font-style-asian="normal" style:font-style-complex="normal"/>
    </style:style>
    <style:style style:name="P21" style:family="paragraph" style:parent-style-name="Text_20_body">
      <style:text-properties fo:font-style="normal" officeooo:rsid="0025ff1a" officeooo:paragraph-rsid="0025ff1a" style:font-style-asian="normal" style:font-style-complex="normal"/>
    </style:style>
    <style:style style:name="P22" style:family="paragraph" style:parent-style-name="Text_20_body">
      <style:text-properties fo:font-style="normal" officeooo:rsid="001466c0" officeooo:paragraph-rsid="001466c0" style:font-style-asian="normal" style:font-style-complex="normal"/>
    </style:style>
    <style:style style:name="P23" style:family="paragraph" style:parent-style-name="Text_20_body">
      <style:text-properties fo:font-style="normal" officeooo:rsid="00b9b124" officeooo:paragraph-rsid="00b9b124" style:font-style-asian="normal" style:font-style-complex="normal"/>
    </style:style>
    <style:style style:name="P24" style:family="paragraph" style:parent-style-name="Text_20_body">
      <style:text-properties fo:font-style="normal" officeooo:rsid="00a2a84d" officeooo:paragraph-rsid="00a2a84d" style:font-style-asian="normal" style:font-style-complex="normal"/>
    </style:style>
    <style:style style:name="P25" style:family="paragraph" style:parent-style-name="Text_20_body">
      <style:text-properties fo:font-style="normal" officeooo:rsid="003bd724" officeooo:paragraph-rsid="003bd724" style:font-style-asian="normal" style:font-style-complex="normal"/>
    </style:style>
    <style:style style:name="P26" style:family="paragraph" style:parent-style-name="Text_20_body">
      <style:text-properties fo:font-style="normal" officeooo:rsid="003d9615" officeooo:paragraph-rsid="003d9615" style:font-style-asian="normal" style:font-style-complex="normal"/>
    </style:style>
    <style:style style:name="P27" style:family="paragraph" style:parent-style-name="Text_20_body">
      <style:text-properties fo:font-style="normal" officeooo:rsid="008ebd3c" officeooo:paragraph-rsid="008ebd3c" style:font-style-asian="normal" style:font-style-complex="normal"/>
    </style:style>
    <style:style style:name="P28" style:family="paragraph" style:parent-style-name="Text_20_body">
      <style:text-properties fo:font-style="normal" officeooo:rsid="00cf741c" officeooo:paragraph-rsid="00cf741c" style:font-style-asian="normal" style:font-style-complex="normal"/>
    </style:style>
    <style:style style:name="P29" style:family="paragraph" style:parent-style-name="Text_20_body">
      <style:text-properties fo:font-style="normal" officeooo:rsid="00cff560" officeooo:paragraph-rsid="00cff560" style:font-style-asian="normal" style:font-style-complex="normal"/>
    </style:style>
    <style:style style:name="P30" style:family="paragraph" style:parent-style-name="Text_20_body">
      <style:paragraph-properties fo:text-align="justify" style:justify-single-word="false"/>
      <style:text-properties fo:font-style="normal" officeooo:rsid="00c71589" officeooo:paragraph-rsid="00cb8e32" style:font-style-asian="normal" style:font-style-complex="normal"/>
    </style:style>
    <style:style style:name="P31" style:family="paragraph" style:parent-style-name="Text_20_body">
      <style:paragraph-properties fo:text-align="justify" style:justify-single-word="false"/>
      <style:text-properties officeooo:paragraph-rsid="00ccc5a7"/>
    </style:style>
    <style:style style:name="P32" style:family="paragraph" style:parent-style-name="Text_20_body">
      <style:paragraph-properties fo:text-align="justify" style:justify-single-word="false"/>
      <style:text-properties officeooo:paragraph-rsid="0104fd61"/>
    </style:style>
    <style:style style:name="P33" style:family="paragraph" style:parent-style-name="Text_20_body">
      <style:paragraph-properties fo:text-align="justify" style:justify-single-word="false"/>
      <style:text-properties officeooo:paragraph-rsid="018cf840"/>
    </style:style>
    <style:style style:name="P34" style:family="paragraph" style:parent-style-name="Text_20_body">
      <style:text-properties officeooo:paragraph-rsid="000e4360"/>
    </style:style>
    <style:style style:name="P35" style:family="paragraph" style:parent-style-name="Text_20_body">
      <style:text-properties officeooo:paragraph-rsid="000e9425"/>
    </style:style>
    <style:style style:name="P36" style:family="paragraph" style:parent-style-name="Text_20_body">
      <style:text-properties officeooo:paragraph-rsid="001466c0"/>
    </style:style>
    <style:style style:name="P37" style:family="paragraph" style:parent-style-name="Text_20_body">
      <style:text-properties officeooo:paragraph-rsid="001f394a"/>
    </style:style>
    <style:style style:name="P38" style:family="paragraph" style:parent-style-name="Text_20_body">
      <style:text-properties officeooo:paragraph-rsid="0020efd4"/>
    </style:style>
    <style:style style:name="P39" style:family="paragraph" style:parent-style-name="Text_20_body">
      <style:text-properties officeooo:paragraph-rsid="00248483"/>
    </style:style>
    <style:style style:name="P40" style:family="paragraph" style:parent-style-name="Text_20_body">
      <style:text-properties officeooo:paragraph-rsid="00335ba2"/>
    </style:style>
    <style:style style:name="P41" style:family="paragraph" style:parent-style-name="Text_20_body">
      <style:text-properties officeooo:paragraph-rsid="0034137a"/>
    </style:style>
    <style:style style:name="P42" style:family="paragraph" style:parent-style-name="Text_20_body">
      <style:text-properties officeooo:paragraph-rsid="003ff820"/>
    </style:style>
    <style:style style:name="P43" style:family="paragraph" style:parent-style-name="Text_20_body">
      <style:text-properties officeooo:paragraph-rsid="006f9b58"/>
    </style:style>
    <style:style style:name="P44" style:family="paragraph" style:parent-style-name="Text_20_body">
      <style:text-properties officeooo:paragraph-rsid="007905a2"/>
    </style:style>
    <style:style style:name="P45" style:family="paragraph" style:parent-style-name="Text_20_body">
      <style:text-properties officeooo:paragraph-rsid="00791ed4"/>
    </style:style>
    <style:style style:name="P46" style:family="paragraph" style:parent-style-name="Text_20_body">
      <style:text-properties officeooo:paragraph-rsid="0082f892"/>
    </style:style>
    <style:style style:name="P47" style:family="paragraph" style:parent-style-name="Text_20_body">
      <style:text-properties officeooo:paragraph-rsid="008694e1"/>
    </style:style>
    <style:style style:name="P48" style:family="paragraph" style:parent-style-name="Text_20_body">
      <style:text-properties officeooo:paragraph-rsid="008840e8"/>
    </style:style>
    <style:style style:name="P49" style:family="paragraph" style:parent-style-name="Text_20_body">
      <style:text-properties officeooo:paragraph-rsid="008ebd3c"/>
    </style:style>
    <style:style style:name="P50" style:family="paragraph" style:parent-style-name="Text_20_body">
      <style:text-properties officeooo:paragraph-rsid="009021ae"/>
    </style:style>
    <style:style style:name="P51" style:family="paragraph" style:parent-style-name="Text_20_body">
      <style:text-properties officeooo:paragraph-rsid="009afb5a"/>
    </style:style>
    <style:style style:name="P52" style:family="paragraph" style:parent-style-name="Text_20_body">
      <style:text-properties officeooo:paragraph-rsid="00a2aaa3"/>
    </style:style>
    <style:style style:name="P53" style:family="paragraph" style:parent-style-name="Text_20_body">
      <style:text-properties officeooo:paragraph-rsid="00ab58fc"/>
    </style:style>
    <style:style style:name="P54" style:family="paragraph" style:parent-style-name="Text_20_body">
      <style:text-properties officeooo:paragraph-rsid="00ae8a2f"/>
    </style:style>
    <style:style style:name="P55" style:family="paragraph" style:parent-style-name="Text_20_body">
      <style:text-properties officeooo:paragraph-rsid="00b4647d"/>
    </style:style>
    <style:style style:name="P56" style:family="paragraph" style:parent-style-name="Text_20_body">
      <style:text-properties officeooo:paragraph-rsid="00be7b39"/>
    </style:style>
    <style:style style:name="P57" style:family="paragraph" style:parent-style-name="Text_20_body">
      <style:text-properties officeooo:paragraph-rsid="00d443ac"/>
    </style:style>
    <style:style style:name="P58" style:family="paragraph" style:parent-style-name="Text_20_body">
      <style:text-properties officeooo:paragraph-rsid="00d45239"/>
    </style:style>
    <style:style style:name="P59" style:family="paragraph" style:parent-style-name="Text_20_body">
      <style:text-properties officeooo:paragraph-rsid="00d57fea"/>
    </style:style>
    <style:style style:name="P60" style:family="paragraph" style:parent-style-name="Text_20_body">
      <style:text-properties officeooo:paragraph-rsid="00dde123"/>
    </style:style>
    <style:style style:name="P61" style:family="paragraph" style:parent-style-name="Text_20_body">
      <style:text-properties officeooo:paragraph-rsid="00efa288"/>
    </style:style>
    <style:style style:name="P62" style:family="paragraph" style:parent-style-name="Text_20_body">
      <style:text-properties officeooo:paragraph-rsid="00f745a4"/>
    </style:style>
    <style:style style:name="P63" style:family="paragraph" style:parent-style-name="Text_20_body">
      <style:text-properties officeooo:paragraph-rsid="00fbcf2a"/>
    </style:style>
    <style:style style:name="P64" style:family="paragraph" style:parent-style-name="Text_20_body">
      <style:text-properties officeooo:paragraph-rsid="01130799"/>
    </style:style>
    <style:style style:name="P65" style:family="paragraph" style:parent-style-name="Text_20_body">
      <style:text-properties officeooo:rsid="000ca866" officeooo:paragraph-rsid="000ad16c"/>
    </style:style>
    <style:style style:name="P66" style:family="paragraph" style:parent-style-name="Text_20_body">
      <style:text-properties officeooo:paragraph-rsid="00277ae3"/>
    </style:style>
    <style:style style:name="P67" style:family="paragraph" style:parent-style-name="Text_20_body">
      <style:text-properties officeooo:paragraph-rsid="0135e2ae"/>
    </style:style>
    <style:style style:name="P68" style:family="paragraph" style:parent-style-name="Text_20_body">
      <style:text-properties officeooo:paragraph-rsid="00a2a84d"/>
    </style:style>
    <style:style style:name="P69" style:family="paragraph" style:parent-style-name="Text_20_body">
      <style:text-properties officeooo:rsid="01397c04" officeooo:paragraph-rsid="01397c04"/>
    </style:style>
    <style:style style:name="P70" style:family="paragraph" style:parent-style-name="Text_20_body">
      <style:text-properties officeooo:paragraph-rsid="00ffebf2"/>
    </style:style>
    <style:style style:name="P71" style:family="paragraph" style:parent-style-name="Text_20_body">
      <style:text-properties officeooo:paragraph-rsid="018349e1"/>
    </style:style>
    <style:style style:name="P72" style:family="paragraph" style:parent-style-name="Footnote">
      <style:text-properties officeooo:paragraph-rsid="0027bf48"/>
    </style:style>
    <style:style style:name="P73" style:family="paragraph" style:parent-style-name="Footnote">
      <style:text-properties officeooo:paragraph-rsid="00a8fad0"/>
    </style:style>
    <style:style style:name="P74" style:family="paragraph" style:parent-style-name="Footnote">
      <style:text-properties officeooo:rsid="013439bb" officeooo:paragraph-rsid="013439bb"/>
    </style:style>
    <style:style style:name="P75" style:family="paragraph" style:parent-style-name="Footnote">
      <style:text-properties officeooo:rsid="012e0d61" officeooo:paragraph-rsid="012e0d61"/>
    </style:style>
    <style:style style:name="P76" style:family="paragraph" style:parent-style-name="Contents_20_3">
      <style:paragraph-properties>
        <style:tab-stops>
          <style:tab-stop style:position="6.5319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7283in" style:type="right" style:leader-style="dotted" style:leader-text="."/>
        </style:tab-stops>
      </style:paragraph-properties>
    </style:style>
    <style:style style:name="P79" style:family="paragraph" style:parent-style-name="Text_20_body">
      <style:paragraph-properties fo:text-align="center" style:justify-single-word="false"/>
      <style:text-properties fo:font-size="8pt" officeooo:rsid="019b7f17" officeooo:paragraph-rsid="019d5071" style:font-size-asian="8pt" style:font-size-complex="8pt"/>
    </style:style>
    <style:style style:name="P80" style:family="paragraph" style:parent-style-name="Heading">
      <style:paragraph-properties fo:text-align="center" style:justify-single-word="false"/>
      <style:text-properties fo:font-variant="normal" fo:text-transform="none" fo:color="#ffffff" loext:opacity="100%" style:font-name="AlArabiya" fo:font-size="22pt" style:text-underline-style="none" fo:font-weight="bold" officeooo:rsid="0005af7c" style:text-underline-mode="skip-white-space" style:text-overline-mode="skip-white-space" style:text-line-through-mode="skip-white-space" fo:background-color="#c0c0c0" style:text-overline-style="none" style:text-overline-color="font-color"/>
    </style:style>
    <style:style style:name="P81" style:family="paragraph" style:parent-style-name="Table_20_Contents">
      <style:paragraph-properties fo:text-align="center" style:justify-single-word="false"/>
      <style:text-properties officeooo:rsid="000f41c5" officeooo:paragraph-rsid="000f41c5" style:font-size-asian="10.5pt"/>
    </style:style>
    <style:style style:name="P82" style:family="paragraph" style:parent-style-name="Table_20_Contents">
      <style:paragraph-properties fo:text-align="center" style:justify-single-word="false"/>
      <style:text-properties officeooo:rsid="00dbcdbd" officeooo:paragraph-rsid="00dbcdbd"/>
    </style:style>
    <style:style style:name="P83" style:family="paragraph" style:parent-style-name="Footnote">
      <style:text-properties officeooo:rsid="00e15adc"/>
    </style:style>
    <style:style style:name="P84" style:family="paragraph" style:parent-style-name="Footnote">
      <style:text-properties officeooo:rsid="0128080e" officeooo:paragraph-rsid="0128080e"/>
    </style:style>
    <style:style style:name="P85" style:family="paragraph" style:parent-style-name="Footnote">
      <style:text-properties officeooo:rsid="00aa7b94" officeooo:paragraph-rsid="00aa7b94"/>
    </style:style>
    <style:style style:name="P86" style:family="paragraph" style:parent-style-name="Footnote">
      <style:text-properties officeooo:rsid="00bc76fb" officeooo:paragraph-rsid="00fe74c3"/>
    </style:style>
    <style:style style:name="P87" style:family="paragraph" style:parent-style-name="Heading_20_1">
      <style:text-properties officeooo:rsid="0029b76d" officeooo:paragraph-rsid="00335ba2"/>
    </style:style>
    <style:style style:name="P88" style:family="paragraph" style:parent-style-name="Heading_20_1">
      <style:paragraph-properties fo:break-before="page"/>
      <style:text-properties officeooo:rsid="0023c325" officeooo:paragraph-rsid="0023c325"/>
    </style:style>
    <style:style style:name="P89" style:family="paragraph" style:parent-style-name="Heading_20_1">
      <style:text-properties fo:font-style="normal" officeooo:rsid="000e9425" style:font-style-asian="normal" style:font-style-complex="normal"/>
    </style:style>
    <style:style style:name="P90" style:family="paragraph" style:parent-style-name="Heading_20_1">
      <style:text-properties fo:font-style="normal" officeooo:rsid="001f394a" style:font-style-asian="normal" style:font-style-complex="normal"/>
    </style:style>
    <style:style style:name="P91" style:family="paragraph" style:parent-style-name="Heading_20_1" style:list-style-name="">
      <style:text-properties fo:font-style="normal" officeooo:rsid="00231061" style:font-style-asian="normal" style:font-style-complex="normal"/>
    </style:style>
    <style:style style:name="P92" style:family="paragraph" style:parent-style-name="Heading_20_1">
      <style:paragraph-properties fo:break-before="page"/>
      <style:text-properties fo:font-style="normal" officeooo:rsid="00231061" style:font-style-asian="normal" style:font-style-complex="normal"/>
    </style:style>
    <style:style style:name="P93" style:family="paragraph" style:parent-style-name="Heading_20_2" style:list-style-name="">
      <style:text-properties fo:font-style="normal" officeooo:rsid="001a2435" officeooo:paragraph-rsid="001a2435" style:font-style-asian="normal" style:font-style-complex="normal"/>
    </style:style>
    <style:style style:name="P94" style:family="paragraph" style:parent-style-name="Heading_20_2">
      <style:text-properties fo:font-style="normal" officeooo:rsid="0020efd4" style:font-style-asian="normal" style:font-style-complex="normal"/>
    </style:style>
    <style:style style:name="P95" style:family="paragraph" style:parent-style-name="Heading_20_2">
      <style:text-properties fo:font-style="normal" officeooo:rsid="0022daed" style:font-style-asian="normal" style:font-style-complex="normal"/>
    </style:style>
    <style:style style:name="P96" style:family="paragraph" style:parent-style-name="Heading_20_2">
      <style:text-properties fo:font-style="normal" officeooo:rsid="003b4713" style:font-style-asian="normal" style:font-style-complex="normal"/>
    </style:style>
    <style:style style:name="P97" style:family="paragraph" style:parent-style-name="Heading_20_2" style:list-style-name="">
      <style:text-properties fo:font-style="normal" officeooo:rsid="003b4713" style:font-style-asian="normal" style:font-style-complex="normal"/>
    </style:style>
    <style:style style:name="P98" style:family="paragraph" style:parent-style-name="Heading_20_2">
      <style:paragraph-properties fo:break-before="page"/>
      <style:text-properties fo:font-style="normal" officeooo:rsid="003b4713" style:font-style-asian="normal" style:font-style-complex="normal"/>
    </style:style>
    <style:style style:name="P99" style:family="paragraph" style:parent-style-name="Heading_20_2">
      <style:text-properties fo:font-style="normal" officeooo:rsid="004297c8" style:font-style-asian="normal" style:font-style-complex="normal"/>
    </style:style>
    <style:style style:name="P100" style:family="paragraph" style:parent-style-name="Heading_20_2">
      <style:text-properties fo:font-style="normal" officeooo:rsid="00b4647d" style:font-style-asian="normal" style:font-style-complex="normal"/>
    </style:style>
    <style:style style:name="P101" style:family="paragraph" style:parent-style-name="Heading_20_2">
      <style:text-properties fo:font-style="normal" officeooo:rsid="00be7b39" style:font-style-asian="normal" style:font-style-complex="normal"/>
    </style:style>
    <style:style style:name="P102" style:family="paragraph" style:parent-style-name="Heading_20_2">
      <style:text-properties fo:font-style="normal" officeooo:rsid="00cead71" style:font-style-asian="normal" style:font-style-complex="normal"/>
    </style:style>
    <style:style style:name="P103" style:family="paragraph" style:parent-style-name="Heading_20_2">
      <style:paragraph-properties fo:break-before="page"/>
      <style:text-properties officeooo:paragraph-rsid="001a2435"/>
    </style:style>
    <style:style style:name="P104" style:family="paragraph" style:parent-style-name="Heading_20_3">
      <style:text-properties fo:font-style="normal" officeooo:rsid="003eed43" style:font-style-asian="normal" style:font-style-complex="normal"/>
    </style:style>
    <style:style style:name="P105" style:family="paragraph" style:parent-style-name="Heading_20_3">
      <style:text-properties fo:font-style="normal" officeooo:rsid="005fbbfa" style:font-style-asian="normal" style:font-style-complex="normal"/>
    </style:style>
    <style:style style:name="P106" style:family="paragraph" style:parent-style-name="Heading_20_3">
      <style:text-properties fo:font-style="normal" officeooo:rsid="00b19c6f" officeooo:paragraph-rsid="00b19c6f" style:font-style-asian="normal" style:font-style-complex="normal"/>
    </style:style>
    <style:style style:name="P107" style:family="paragraph" style:parent-style-name="Heading_20_3">
      <style:text-properties fo:font-style="normal" officeooo:rsid="003bd724" style:font-style-asian="normal" style:font-style-complex="normal"/>
    </style:style>
    <style:style style:name="P108" style:family="paragraph" style:parent-style-name="Heading_20_3">
      <style:text-properties fo:font-style="normal" officeooo:rsid="01130799" style:font-style-asian="normal" style:font-style-complex="normal"/>
    </style:style>
    <style:style style:name="P109" style:family="paragraph" style:parent-style-name="Heading_20_3">
      <style:text-properties officeooo:rsid="0137c228"/>
    </style:style>
    <style:style style:name="P110" style:family="paragraph" style:parent-style-name="Text_20_body">
      <style:paragraph-properties fo:text-align="center" style:justify-single-word="false"/>
      <style:text-properties fo:font-size="8pt" fo:font-style="italic" officeooo:rsid="019d5071" officeooo:paragraph-rsid="019d5071" style:font-size-asian="8pt" style:font-style-asian="italic" style:font-size-complex="8pt" style:font-style-complex="italic"/>
    </style:style>
    <style:style style:name="P111" style:family="paragraph" style:parent-style-name="Text_20_body">
      <style:text-properties officeooo:rsid="000ad16c" officeooo:paragraph-rsid="000ad16c"/>
    </style:style>
    <style:style style:name="P112" style:family="paragraph" style:parent-style-name="Text_20_body">
      <style:text-properties officeooo:rsid="002be2e7" officeooo:paragraph-rsid="002be2e7"/>
    </style:style>
    <style:style style:name="P113" style:family="paragraph" style:parent-style-name="Text_20_body" style:list-style-name="L1">
      <style:text-properties officeooo:paragraph-rsid="001466c0"/>
    </style:style>
    <style:style style:name="P114" style:family="paragraph" style:parent-style-name="Text_20_body" style:list-style-name="L1">
      <style:text-properties officeooo:paragraph-rsid="015de667"/>
    </style:style>
    <style:style style:name="P115" style:family="paragraph" style:parent-style-name="Text_20_body">
      <style:paragraph-properties fo:text-align="justify" style:justify-single-word="false"/>
      <style:text-properties fo:font-style="normal" officeooo:rsid="00cb8e32" officeooo:paragraph-rsid="00cb8e32" style:font-style-asian="normal" style:font-style-complex="normal"/>
    </style:style>
    <style:style style:name="P116" style:family="paragraph" style:parent-style-name="Text_20_body" style:list-style-name="L2">
      <style:paragraph-properties fo:text-align="justify" style:justify-single-word="false"/>
      <style:text-properties fo:font-style="normal" officeooo:rsid="00c8aa77" officeooo:paragraph-rsid="0104fd61" style:font-style-asian="normal" style:font-style-complex="normal"/>
    </style:style>
    <style:style style:name="P117" style:family="paragraph" style:parent-style-name="Text_20_body">
      <style:text-properties fo:font-style="normal" officeooo:rsid="00120efc" officeooo:paragraph-rsid="019e55ba" style:font-style-asian="normal" style:font-style-complex="normal"/>
    </style:style>
    <style:style style:name="P118" style:family="paragraph" style:parent-style-name="Text_20_body" style:list-style-name="L2">
      <style:paragraph-properties fo:text-align="justify" style:justify-single-word="false"/>
      <style:text-properties officeooo:paragraph-rsid="0104fd61"/>
    </style:style>
    <style:style style:name="P119" style:family="paragraph" style:parent-style-name="Text_20_body">
      <style:text-properties officeooo:rsid="01093412" officeooo:paragraph-rsid="00d400e6"/>
    </style:style>
    <style:style style:name="P120" style:family="paragraph" style:parent-style-name="Text_20_body" style:list-style-name="L3">
      <style:paragraph-properties fo:margin-top="0in" fo:margin-bottom="0in" style:contextual-spacing="false"/>
      <style:text-properties officeooo:rsid="0120d4f0" officeooo:paragraph-rsid="0120d4f0"/>
    </style:style>
    <style:style style:name="P121" style:family="paragraph" style:parent-style-name="Text_20_body" style:list-style-name="L3">
      <style:paragraph-properties fo:margin-top="0in" fo:margin-bottom="0in" style:contextual-spacing="false"/>
      <style:text-properties officeooo:rsid="0120d4f0"/>
    </style:style>
    <style:style style:name="P122" style:family="paragraph" style:parent-style-name="Text_20_body" style:list-style-name="L3">
      <style:paragraph-properties fo:margin-top="0in" fo:margin-bottom="0in" style:contextual-spacing="false"/>
      <style:text-properties officeooo:rsid="01223356" officeooo:paragraph-rsid="01223356"/>
    </style:style>
    <style:style style:name="P123" style:family="paragraph" style:parent-style-name="Text_20_body" style:list-style-name="L3">
      <style:paragraph-properties fo:margin-top="0in" fo:margin-bottom="0in" style:contextual-spacing="false"/>
      <style:text-properties officeooo:rsid="01240c78" officeooo:paragraph-rsid="01240c78"/>
    </style:style>
    <style:style style:name="P124" style:family="paragraph" style:parent-style-name="Text_20_body" style:list-style-name="L3">
      <style:text-properties officeooo:rsid="01240c78" officeooo:paragraph-rsid="0124e2e9"/>
    </style:style>
    <style:style style:name="P125" style:family="paragraph" style:parent-style-name="Text_20_body" style:list-style-name="List_20_1">
      <style:text-properties officeooo:paragraph-rsid="019e55ba"/>
    </style:style>
    <style:style style:name="P126" style:family="paragraph" style:parent-style-name="Text_20_body">
      <style:text-properties officeooo:rsid="019e55ba" officeooo:paragraph-rsid="019e55ba"/>
    </style:style>
    <style:style style:name="P127" style:family="paragraph" style:parent-style-name="Text_20_body">
      <style:text-properties officeooo:paragraph-rsid="003ff820"/>
    </style:style>
    <style:style style:name="P128" style:family="paragraph" style:parent-style-name="Text_20_body">
      <style:text-properties officeooo:paragraph-rsid="00166daf"/>
    </style:style>
    <style:style style:name="P129" style:family="paragraph" style:parent-style-name="Text_20_body">
      <style:text-properties officeooo:rsid="01b35f4f" officeooo:paragraph-rsid="01b35f4f"/>
    </style:style>
    <style:style style:name="T1" style:family="text">
      <style:text-properties officeooo:rsid="0005af7c"/>
    </style:style>
    <style:style style:name="T2" style:family="text">
      <style:text-properties officeooo:rsid="000708c5"/>
    </style:style>
    <style:style style:name="T3" style:family="text">
      <style:text-properties fo:font-style="italic" style:font-style-asian="italic" style:font-style-complex="italic"/>
    </style:style>
    <style:style style:name="T4" style:family="text">
      <style:text-properties fo:font-style="italic" officeooo:rsid="000708c5" style:font-style-asian="italic" style:font-style-complex="italic"/>
    </style:style>
    <style:style style:name="T5" style:family="text">
      <style:text-properties fo:font-style="italic" officeooo:rsid="0029b76d" style:font-style-asian="italic" style:font-style-complex="italic"/>
    </style:style>
    <style:style style:name="T6" style:family="text">
      <style:text-properties fo:font-style="italic" officeooo:rsid="0066c247" style:font-style-asian="italic" style:font-style-complex="italic"/>
    </style:style>
    <style:style style:name="T7" style:family="text">
      <style:text-properties fo:font-style="italic" officeooo:rsid="00917211" style:font-style-asian="italic" style:font-style-complex="italic"/>
    </style:style>
    <style:style style:name="T8" style:family="text">
      <style:text-properties fo:font-style="italic" officeooo:rsid="0092fb6a" style:font-style-asian="italic" style:font-style-complex="italic"/>
    </style:style>
    <style:style style:name="T9" style:family="text">
      <style:text-properties fo:font-style="italic" officeooo:rsid="00a2a84d" style:font-style-asian="italic" style:font-style-complex="italic"/>
    </style:style>
    <style:style style:name="T10" style:family="text">
      <style:text-properties fo:font-style="italic" officeooo:rsid="00a2aaa3" style:font-style-asian="italic" style:font-style-complex="italic"/>
    </style:style>
    <style:style style:name="T11" style:family="text">
      <style:text-properties fo:font-style="italic" officeooo:rsid="00407286" style:font-style-asian="italic" style:font-style-complex="italic"/>
    </style:style>
    <style:style style:name="T12" style:family="text">
      <style:text-properties fo:font-style="italic" officeooo:rsid="00ab58fc" style:font-style-asian="italic" style:font-style-complex="italic"/>
    </style:style>
    <style:style style:name="T13" style:family="text">
      <style:text-properties fo:font-style="italic" officeooo:rsid="00b0521a" style:font-style-asian="italic" style:font-style-complex="italic"/>
    </style:style>
    <style:style style:name="T14" style:family="text">
      <style:text-properties fo:font-style="italic" officeooo:rsid="00b19c6f" style:font-style-asian="italic" style:font-style-complex="italic"/>
    </style:style>
    <style:style style:name="T15" style:family="text">
      <style:text-properties fo:font-style="italic" officeooo:rsid="004c0a43" style:font-style-asian="italic" style:font-style-complex="italic"/>
    </style:style>
    <style:style style:name="T16" style:family="text">
      <style:text-properties fo:font-style="italic" officeooo:rsid="00b4647d" style:font-style-asian="italic" style:font-style-complex="italic"/>
    </style:style>
    <style:style style:name="T17" style:family="text">
      <style:text-properties fo:font-style="italic" officeooo:rsid="00c658de" style:font-style-asian="italic" style:font-style-complex="italic"/>
    </style:style>
    <style:style style:name="T18" style:family="text">
      <style:text-properties fo:font-style="italic" officeooo:rsid="00cc95b2" style:font-style-asian="italic" style:font-style-complex="italic"/>
    </style:style>
    <style:style style:name="T19" style:family="text">
      <style:text-properties fo:font-style="italic" officeooo:rsid="00d45239" style:font-style-asian="italic" style:font-style-complex="italic"/>
    </style:style>
    <style:style style:name="T20" style:family="text">
      <style:text-properties fo:font-style="italic" officeooo:rsid="00d57fea" style:font-style-asian="italic" style:font-style-complex="italic"/>
    </style:style>
    <style:style style:name="T21" style:family="text">
      <style:text-properties fo:font-style="italic" officeooo:rsid="00dde123" style:font-style-asian="italic" style:font-style-complex="italic"/>
    </style:style>
    <style:style style:name="T22" style:family="text">
      <style:text-properties fo:font-style="italic" officeooo:rsid="00e378a3" style:font-style-asian="italic" style:font-style-complex="italic"/>
    </style:style>
    <style:style style:name="T23" style:family="text">
      <style:text-properties fo:font-style="italic" officeooo:rsid="0142cf09" style:font-style-asian="italic" style:font-style-complex="italic"/>
    </style:style>
    <style:style style:name="T24" style:family="text">
      <style:text-properties fo:font-style="italic" officeooo:rsid="00277ae3" style:font-style-asian="italic" style:font-style-complex="italic"/>
    </style:style>
    <style:style style:name="T25" style:family="text">
      <style:text-properties fo:font-style="italic" officeooo:rsid="0171bd8a" style:font-style-asian="italic" style:font-style-complex="italic"/>
    </style:style>
    <style:style style:name="T26" style:family="text">
      <style:text-properties fo:font-style="italic" officeooo:rsid="01736508" style:font-style-asian="italic" style:font-style-complex="italic"/>
    </style:style>
    <style:style style:name="T27" style:family="text">
      <style:text-properties fo:font-style="italic" officeooo:rsid="0178a172" style:font-style-asian="italic" style:font-style-complex="italic"/>
    </style:style>
    <style:style style:name="T28" style:family="text">
      <style:text-properties fo:font-style="italic" officeooo:rsid="017982dc" style:font-style-asian="italic" style:font-style-complex="italic"/>
    </style:style>
    <style:style style:name="T29" style:family="text">
      <style:text-properties fo:font-style="italic" officeooo:rsid="019e55ba"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officeooo:rsid="000708c5" style:font-style-asian="normal" style:font-style-complex="normal"/>
    </style:style>
    <style:style style:name="T32" style:family="text">
      <style:text-properties fo:font-style="normal" officeooo:rsid="000825cf" style:font-style-asian="normal" style:font-style-complex="normal"/>
    </style:style>
    <style:style style:name="T33" style:family="text">
      <style:text-properties fo:font-style="normal" officeooo:rsid="000902f0" style:font-style-asian="normal" style:font-style-complex="normal"/>
    </style:style>
    <style:style style:name="T34" style:family="text">
      <style:text-properties fo:font-style="normal" officeooo:rsid="000e4360" style:font-style-asian="normal" style:font-style-complex="normal"/>
    </style:style>
    <style:style style:name="T35" style:family="text">
      <style:text-properties fo:font-style="normal" officeooo:rsid="000e9425" style:font-style-asian="normal" style:font-style-complex="normal"/>
    </style:style>
    <style:style style:name="T36" style:family="text">
      <style:text-properties fo:font-style="normal" officeooo:rsid="00120efc" style:font-style-asian="normal" style:font-style-complex="normal"/>
    </style:style>
    <style:style style:name="T37" style:family="text">
      <style:text-properties fo:font-style="normal" officeooo:rsid="0013df44" style:font-style-asian="normal" style:font-style-complex="normal"/>
    </style:style>
    <style:style style:name="T38" style:family="text">
      <style:text-properties fo:font-style="normal" officeooo:rsid="001466c0" style:font-style-asian="normal" style:font-style-complex="normal"/>
    </style:style>
    <style:style style:name="T39" style:family="text">
      <style:text-properties fo:font-style="normal" officeooo:rsid="00154cd4" style:font-style-asian="normal" style:font-style-complex="normal"/>
    </style:style>
    <style:style style:name="T40" style:family="text">
      <style:text-properties fo:font-style="normal" officeooo:rsid="00166daf" style:font-style-asian="normal" style:font-style-complex="normal"/>
    </style:style>
    <style:style style:name="T41" style:family="text">
      <style:text-properties fo:font-style="normal" officeooo:rsid="001a2435" style:font-style-asian="normal" style:font-style-complex="normal"/>
    </style:style>
    <style:style style:name="T42" style:family="text">
      <style:text-properties fo:font-style="normal" officeooo:rsid="001b6673" style:font-style-asian="normal" style:font-style-complex="normal"/>
    </style:style>
    <style:style style:name="T43" style:family="text">
      <style:text-properties fo:font-style="normal" officeooo:rsid="001cb97e" style:font-style-asian="normal" style:font-style-complex="normal"/>
    </style:style>
    <style:style style:name="T44" style:family="text">
      <style:text-properties fo:font-style="normal" officeooo:rsid="001d857f" style:font-style-asian="normal" style:font-style-complex="normal"/>
    </style:style>
    <style:style style:name="T45" style:family="text">
      <style:text-properties fo:font-style="normal" officeooo:rsid="001f394a" style:font-style-asian="normal" style:font-style-complex="normal"/>
    </style:style>
    <style:style style:name="T46" style:family="text">
      <style:text-properties fo:font-style="normal" officeooo:rsid="001f68d4" style:font-style-asian="normal" style:font-style-complex="normal"/>
    </style:style>
    <style:style style:name="T47" style:family="text">
      <style:text-properties fo:font-style="normal" officeooo:rsid="0020efd4" style:font-style-asian="normal" style:font-style-complex="normal"/>
    </style:style>
    <style:style style:name="T48" style:family="text">
      <style:text-properties fo:font-style="normal" officeooo:rsid="00248483" style:font-style-asian="normal" style:font-style-complex="normal"/>
    </style:style>
    <style:style style:name="T49" style:family="text">
      <style:text-properties fo:font-style="normal" officeooo:rsid="00277ae3" style:font-style-asian="normal" style:font-style-complex="normal"/>
    </style:style>
    <style:style style:name="T50" style:family="text">
      <style:text-properties fo:font-style="normal" officeooo:rsid="00279932" style:font-style-asian="normal" style:font-style-complex="normal"/>
    </style:style>
    <style:style style:name="T51" style:family="text">
      <style:text-properties fo:font-style="normal" officeooo:rsid="0029b76d" style:font-style-asian="normal" style:font-style-complex="normal"/>
    </style:style>
    <style:style style:name="T52" style:family="text">
      <style:text-properties fo:font-style="normal" officeooo:rsid="0034137a" style:font-style-asian="normal" style:font-style-complex="normal"/>
    </style:style>
    <style:style style:name="T53" style:family="text">
      <style:text-properties fo:font-style="normal" officeooo:rsid="00355b5b" style:font-style-asian="normal" style:font-style-complex="normal"/>
    </style:style>
    <style:style style:name="T54" style:family="text">
      <style:text-properties fo:font-style="normal" officeooo:rsid="0035f18b" style:font-style-asian="normal" style:font-style-complex="normal"/>
    </style:style>
    <style:style style:name="T55" style:family="text">
      <style:text-properties fo:font-style="normal" officeooo:rsid="003714a0" style:font-style-asian="normal" style:font-style-complex="normal"/>
    </style:style>
    <style:style style:name="T56" style:family="text">
      <style:text-properties fo:font-style="normal" officeooo:rsid="003b4713" style:font-style-asian="normal" style:font-style-complex="normal"/>
    </style:style>
    <style:style style:name="T57" style:family="text">
      <style:text-properties fo:font-style="normal" officeooo:rsid="003eed43" style:font-style-asian="normal" style:font-style-complex="normal"/>
    </style:style>
    <style:style style:name="T58" style:family="text">
      <style:text-properties fo:font-style="normal" officeooo:rsid="003ff820" style:font-style-asian="normal" style:font-style-complex="normal"/>
    </style:style>
    <style:style style:name="T59" style:family="text">
      <style:text-properties fo:font-style="normal" officeooo:rsid="00407286" style:font-style-asian="normal" style:font-style-complex="normal"/>
    </style:style>
    <style:style style:name="T60" style:family="text">
      <style:text-properties fo:font-style="normal" officeooo:rsid="004434b2" style:font-style-asian="normal" style:font-style-complex="normal"/>
    </style:style>
    <style:style style:name="T61" style:family="text">
      <style:text-properties fo:font-style="normal" officeooo:rsid="004c0a43" style:font-style-asian="normal" style:font-style-complex="normal"/>
    </style:style>
    <style:style style:name="T62" style:family="text">
      <style:text-properties fo:font-style="normal" officeooo:rsid="005058ec" style:font-style-asian="normal" style:font-style-complex="normal"/>
    </style:style>
    <style:style style:name="T63" style:family="text">
      <style:text-properties fo:font-style="normal" officeooo:rsid="00524bf0" style:font-style-asian="normal" style:font-style-complex="normal"/>
    </style:style>
    <style:style style:name="T64" style:family="text">
      <style:text-properties fo:font-style="normal" officeooo:rsid="0053fdae" style:font-style-asian="normal" style:font-style-complex="normal"/>
    </style:style>
    <style:style style:name="T65" style:family="text">
      <style:text-properties fo:font-style="normal" officeooo:rsid="00543eb8" style:font-style-asian="normal" style:font-style-complex="normal"/>
    </style:style>
    <style:style style:name="T66" style:family="text">
      <style:text-properties fo:font-style="normal" officeooo:rsid="00562496" style:font-style-asian="normal" style:font-style-complex="normal"/>
    </style:style>
    <style:style style:name="T67" style:family="text">
      <style:text-properties fo:font-style="normal" officeooo:rsid="0056351e" style:font-style-asian="normal" style:font-style-complex="normal"/>
    </style:style>
    <style:style style:name="T68" style:family="text">
      <style:text-properties fo:font-style="normal" officeooo:rsid="005729c1" style:font-style-asian="normal" style:font-style-complex="normal"/>
    </style:style>
    <style:style style:name="T69" style:family="text">
      <style:text-properties fo:font-style="normal" officeooo:rsid="0058fe87" style:font-style-asian="normal" style:font-style-complex="normal"/>
    </style:style>
    <style:style style:name="T70" style:family="text">
      <style:text-properties fo:font-style="normal" officeooo:rsid="0059929f" style:font-style-asian="normal" style:font-style-complex="normal"/>
    </style:style>
    <style:style style:name="T71" style:family="text">
      <style:text-properties fo:font-style="normal" officeooo:rsid="005b40ef" style:font-style-asian="normal" style:font-style-complex="normal"/>
    </style:style>
    <style:style style:name="T72" style:family="text">
      <style:text-properties fo:font-style="normal" officeooo:rsid="005b816f" style:font-style-asian="normal" style:font-style-complex="normal"/>
    </style:style>
    <style:style style:name="T73" style:family="text">
      <style:text-properties fo:font-style="normal" officeooo:rsid="005c7366" style:font-style-asian="normal" style:font-style-complex="normal"/>
    </style:style>
    <style:style style:name="T74" style:family="text">
      <style:text-properties fo:font-style="normal" officeooo:rsid="005e7106" style:font-style-asian="normal" style:font-style-complex="normal"/>
    </style:style>
    <style:style style:name="T75" style:family="text">
      <style:text-properties fo:font-style="normal" officeooo:rsid="0062ccc9" style:font-style-asian="normal" style:font-style-complex="normal"/>
    </style:style>
    <style:style style:name="T76" style:family="text">
      <style:text-properties fo:font-style="normal" officeooo:rsid="006456b3" style:font-style-asian="normal" style:font-style-complex="normal"/>
    </style:style>
    <style:style style:name="T77" style:family="text">
      <style:text-properties fo:font-style="normal" officeooo:rsid="00652f38" style:font-style-asian="normal" style:font-style-complex="normal"/>
    </style:style>
    <style:style style:name="T78" style:family="text">
      <style:text-properties fo:font-style="normal" officeooo:rsid="0066c247" style:font-style-asian="normal" style:font-style-complex="normal"/>
    </style:style>
    <style:style style:name="T79" style:family="text">
      <style:text-properties fo:font-style="normal" officeooo:rsid="006741f8" style:font-style-asian="normal" style:font-style-complex="normal"/>
    </style:style>
    <style:style style:name="T80" style:family="text">
      <style:text-properties fo:font-style="normal" officeooo:rsid="006b1f42" style:font-style-asian="normal" style:font-style-complex="normal"/>
    </style:style>
    <style:style style:name="T81" style:family="text">
      <style:text-properties fo:font-style="normal" officeooo:rsid="006d005c" style:font-style-asian="normal" style:font-style-complex="normal"/>
    </style:style>
    <style:style style:name="T82" style:family="text">
      <style:text-properties fo:font-style="normal" officeooo:rsid="006d510a" style:font-style-asian="normal" style:font-style-complex="normal"/>
    </style:style>
    <style:style style:name="T83" style:family="text">
      <style:text-properties fo:font-style="normal" officeooo:rsid="006ebbd2" style:font-style-asian="normal" style:font-style-complex="normal"/>
    </style:style>
    <style:style style:name="T84" style:family="text">
      <style:text-properties fo:font-style="normal" officeooo:rsid="006f9b58" style:font-style-asian="normal" style:font-style-complex="normal"/>
    </style:style>
    <style:style style:name="T85" style:family="text">
      <style:text-properties fo:font-style="normal" officeooo:rsid="00717c59" style:font-style-asian="normal" style:font-style-complex="normal"/>
    </style:style>
    <style:style style:name="T86" style:family="text">
      <style:text-properties fo:font-style="normal" officeooo:rsid="0071c686" style:font-style-asian="normal" style:font-style-complex="normal"/>
    </style:style>
    <style:style style:name="T87" style:family="text">
      <style:text-properties fo:font-style="normal" officeooo:rsid="00729634" style:font-style-asian="normal" style:font-style-complex="normal"/>
    </style:style>
    <style:style style:name="T88" style:family="text">
      <style:text-properties fo:font-style="normal" officeooo:rsid="007639ee" style:font-style-asian="normal" style:font-style-complex="normal"/>
    </style:style>
    <style:style style:name="T89" style:family="text">
      <style:text-properties fo:font-style="normal" officeooo:rsid="0077ba3c" style:font-style-asian="normal" style:font-style-complex="normal"/>
    </style:style>
    <style:style style:name="T90" style:family="text">
      <style:text-properties fo:font-style="normal" officeooo:rsid="007905a2" style:font-style-asian="normal" style:font-style-complex="normal"/>
    </style:style>
    <style:style style:name="T91" style:family="text">
      <style:text-properties fo:font-style="normal" officeooo:rsid="00791ed4" style:font-style-asian="normal" style:font-style-complex="normal"/>
    </style:style>
    <style:style style:name="T92" style:family="text">
      <style:text-properties fo:font-style="normal" officeooo:rsid="00794317" style:font-style-asian="normal" style:font-style-complex="normal"/>
    </style:style>
    <style:style style:name="T93" style:family="text">
      <style:text-properties fo:font-style="normal" officeooo:rsid="0079b2a2" style:font-style-asian="normal" style:font-style-complex="normal"/>
    </style:style>
    <style:style style:name="T94" style:family="text">
      <style:text-properties fo:font-style="normal" officeooo:rsid="0079d044" style:font-style-asian="normal" style:font-style-complex="normal"/>
    </style:style>
    <style:style style:name="T95" style:family="text">
      <style:text-properties fo:font-style="normal" officeooo:rsid="007c758a" style:font-style-asian="normal" style:font-style-complex="normal"/>
    </style:style>
    <style:style style:name="T96" style:family="text">
      <style:text-properties fo:font-style="normal" officeooo:rsid="007e3182" style:font-style-asian="normal" style:font-style-complex="normal"/>
    </style:style>
    <style:style style:name="T97" style:family="text">
      <style:text-properties fo:font-style="normal" officeooo:rsid="007ffc67" style:font-style-asian="normal" style:font-style-complex="normal"/>
    </style:style>
    <style:style style:name="T98" style:family="text">
      <style:text-properties fo:font-style="normal" officeooo:rsid="0082f892" style:font-style-asian="normal" style:font-style-complex="normal"/>
    </style:style>
    <style:style style:name="T99" style:family="text">
      <style:text-properties fo:font-style="normal" officeooo:rsid="0084de0d" style:font-style-asian="normal" style:font-style-complex="normal"/>
    </style:style>
    <style:style style:name="T100" style:family="text">
      <style:text-properties fo:font-style="normal" officeooo:rsid="008694e1" style:font-style-asian="normal" style:font-style-complex="normal"/>
    </style:style>
    <style:style style:name="T101" style:family="text">
      <style:text-properties fo:font-style="normal" officeooo:rsid="008840e8" style:font-style-asian="normal" style:font-style-complex="normal"/>
    </style:style>
    <style:style style:name="T102" style:family="text">
      <style:text-properties fo:font-style="normal" officeooo:rsid="008ebd3c" style:font-style-asian="normal" style:font-style-complex="normal"/>
    </style:style>
    <style:style style:name="T103" style:family="text">
      <style:text-properties fo:font-style="normal" officeooo:rsid="008f4b7b" style:font-style-asian="normal" style:font-style-complex="normal"/>
    </style:style>
    <style:style style:name="T104" style:family="text">
      <style:text-properties fo:font-style="normal" officeooo:rsid="009021ae" style:font-style-asian="normal" style:font-style-complex="normal"/>
    </style:style>
    <style:style style:name="T105" style:family="text">
      <style:text-properties fo:font-style="normal" officeooo:rsid="00917211" style:font-style-asian="normal" style:font-style-complex="normal"/>
    </style:style>
    <style:style style:name="T106" style:family="text">
      <style:text-properties fo:font-style="normal" officeooo:rsid="0092fb6a" style:font-style-asian="normal" style:font-style-complex="normal"/>
    </style:style>
    <style:style style:name="T107" style:family="text">
      <style:text-properties fo:font-style="normal" officeooo:rsid="0094070b" style:font-style-asian="normal" style:font-style-complex="normal"/>
    </style:style>
    <style:style style:name="T108" style:family="text">
      <style:text-properties fo:font-style="normal" officeooo:rsid="00951901" style:font-style-asian="normal" style:font-style-complex="normal"/>
    </style:style>
    <style:style style:name="T109" style:family="text">
      <style:text-properties fo:font-style="normal" officeooo:rsid="0096751c" style:font-style-asian="normal" style:font-style-complex="normal"/>
    </style:style>
    <style:style style:name="T110" style:family="text">
      <style:text-properties fo:font-style="normal" officeooo:rsid="00985615" style:font-style-asian="normal" style:font-style-complex="normal"/>
    </style:style>
    <style:style style:name="T111" style:family="text">
      <style:text-properties fo:font-style="normal" officeooo:rsid="009a1cee" style:font-style-asian="normal" style:font-style-complex="normal"/>
    </style:style>
    <style:style style:name="T112" style:family="text">
      <style:text-properties fo:font-style="normal" officeooo:rsid="009afb5a" style:font-style-asian="normal" style:font-style-complex="normal"/>
    </style:style>
    <style:style style:name="T113" style:family="text">
      <style:text-properties fo:font-style="normal" officeooo:rsid="009c7f41" style:font-style-asian="normal" style:font-style-complex="normal"/>
    </style:style>
    <style:style style:name="T114" style:family="text">
      <style:text-properties fo:font-style="normal" officeooo:rsid="009d1c06" style:font-style-asian="normal" style:font-style-complex="normal"/>
    </style:style>
    <style:style style:name="T115" style:family="text">
      <style:text-properties fo:font-style="normal" officeooo:rsid="009e865b" style:font-style-asian="normal" style:font-style-complex="normal"/>
    </style:style>
    <style:style style:name="T116" style:family="text">
      <style:text-properties fo:font-style="normal" officeooo:rsid="009f8354" style:font-style-asian="normal" style:font-style-complex="normal"/>
    </style:style>
    <style:style style:name="T117" style:family="text">
      <style:text-properties fo:font-style="normal" officeooo:rsid="00a167b5" style:font-style-asian="normal" style:font-style-complex="normal"/>
    </style:style>
    <style:style style:name="T118" style:family="text">
      <style:text-properties fo:font-style="normal" officeooo:rsid="00a2a84d" style:font-style-asian="normal" style:font-style-complex="normal"/>
    </style:style>
    <style:style style:name="T119" style:family="text">
      <style:text-properties fo:font-style="normal" officeooo:rsid="00a2aaa3" style:font-style-asian="normal" style:font-style-complex="normal"/>
    </style:style>
    <style:style style:name="T120" style:family="text">
      <style:text-properties fo:font-style="normal" officeooo:rsid="00a5f055" style:font-style-asian="normal" style:font-style-complex="normal"/>
    </style:style>
    <style:style style:name="T121" style:family="text">
      <style:text-properties fo:font-style="normal" officeooo:rsid="00aa7b94" style:font-style-asian="normal" style:font-style-complex="normal"/>
    </style:style>
    <style:style style:name="T122" style:family="text">
      <style:text-properties fo:font-style="normal" officeooo:rsid="00ab58fc" style:font-style-asian="normal" style:font-style-complex="normal"/>
    </style:style>
    <style:style style:name="T123" style:family="text">
      <style:text-properties fo:font-style="normal" officeooo:rsid="00aca3ae" style:font-style-asian="normal" style:font-style-complex="normal"/>
    </style:style>
    <style:style style:name="T124" style:family="text">
      <style:text-properties fo:font-style="normal" officeooo:rsid="00ad075a" style:font-style-asian="normal" style:font-style-complex="normal"/>
    </style:style>
    <style:style style:name="T125" style:family="text">
      <style:text-properties fo:font-style="normal" officeooo:rsid="00ad428c" style:font-style-asian="normal" style:font-style-complex="normal"/>
    </style:style>
    <style:style style:name="T126" style:family="text">
      <style:text-properties fo:font-style="normal" officeooo:rsid="00ae8a2f" style:font-style-asian="normal" style:font-style-complex="normal"/>
    </style:style>
    <style:style style:name="T127" style:family="text">
      <style:text-properties fo:font-style="normal" officeooo:rsid="00b0521a" style:font-style-asian="normal" style:font-style-complex="normal"/>
    </style:style>
    <style:style style:name="T128" style:family="text">
      <style:text-properties fo:font-style="normal" officeooo:rsid="00b19c6f" style:font-style-asian="normal" style:font-style-complex="normal"/>
    </style:style>
    <style:style style:name="T129" style:family="text">
      <style:text-properties fo:font-style="normal" officeooo:rsid="00b19ddc" style:font-style-asian="normal" style:font-style-complex="normal"/>
    </style:style>
    <style:style style:name="T130" style:family="text">
      <style:text-properties fo:font-style="normal" officeooo:rsid="00b3613d" style:font-style-asian="normal" style:font-style-complex="normal"/>
    </style:style>
    <style:style style:name="T131" style:family="text">
      <style:text-properties fo:font-style="normal" officeooo:rsid="00b4647d" style:font-style-asian="normal" style:font-style-complex="normal"/>
    </style:style>
    <style:style style:name="T132" style:family="text">
      <style:text-properties fo:font-style="normal" officeooo:rsid="00b6568a" style:font-style-asian="normal" style:font-style-complex="normal"/>
    </style:style>
    <style:style style:name="T133" style:family="text">
      <style:text-properties fo:font-style="normal" officeooo:rsid="00b7b494" style:font-style-asian="normal" style:font-style-complex="normal"/>
    </style:style>
    <style:style style:name="T134" style:family="text">
      <style:text-properties fo:font-style="normal" officeooo:rsid="00bc0e41" style:font-style-asian="normal" style:font-style-complex="normal"/>
    </style:style>
    <style:style style:name="T135" style:family="text">
      <style:text-properties fo:font-style="normal" officeooo:rsid="00be7b39" style:font-style-asian="normal" style:font-style-complex="normal"/>
    </style:style>
    <style:style style:name="T136" style:family="text">
      <style:text-properties fo:font-style="normal" officeooo:rsid="00c2f533" style:font-style-asian="normal" style:font-style-complex="normal"/>
    </style:style>
    <style:style style:name="T137" style:family="text">
      <style:text-properties fo:font-style="normal" officeooo:rsid="00c4ecc9" style:font-style-asian="normal" style:font-style-complex="normal"/>
    </style:style>
    <style:style style:name="T138" style:family="text">
      <style:text-properties fo:font-style="normal" officeooo:rsid="00c658de" style:font-style-asian="normal" style:font-style-complex="normal"/>
    </style:style>
    <style:style style:name="T139" style:family="text">
      <style:text-properties fo:font-style="normal" officeooo:rsid="00c6eb51" style:font-style-asian="normal" style:font-style-complex="normal"/>
    </style:style>
    <style:style style:name="T140" style:family="text">
      <style:text-properties fo:font-style="normal" officeooo:rsid="00c71589" style:font-style-asian="normal" style:font-style-complex="normal"/>
    </style:style>
    <style:style style:name="T141" style:family="text">
      <style:text-properties fo:font-style="normal" officeooo:rsid="00c8aa77" style:font-style-asian="normal" style:font-style-complex="normal"/>
    </style:style>
    <style:style style:name="T142" style:family="text">
      <style:text-properties fo:font-style="normal" officeooo:rsid="00c9b3ca" style:font-style-asian="normal" style:font-style-complex="normal"/>
    </style:style>
    <style:style style:name="T143" style:family="text">
      <style:text-properties fo:font-style="normal" officeooo:rsid="00cb8e32" style:font-style-asian="normal" style:font-style-complex="normal"/>
    </style:style>
    <style:style style:name="T144" style:family="text">
      <style:text-properties fo:font-style="normal" officeooo:rsid="00cc95b2" style:font-style-asian="normal" style:font-style-complex="normal"/>
    </style:style>
    <style:style style:name="T145" style:family="text">
      <style:text-properties fo:font-style="normal" officeooo:rsid="00ccc5a7" style:font-style-asian="normal" style:font-style-complex="normal"/>
    </style:style>
    <style:style style:name="T146" style:family="text">
      <style:text-properties fo:font-style="normal" officeooo:rsid="00cff560" style:font-style-asian="normal" style:font-style-complex="normal"/>
    </style:style>
    <style:style style:name="T147" style:family="text">
      <style:text-properties fo:font-style="normal" officeooo:rsid="00d0c7e8" style:font-style-asian="normal" style:font-style-complex="normal"/>
    </style:style>
    <style:style style:name="T148" style:family="text">
      <style:text-properties fo:font-style="normal" officeooo:rsid="00d443ac" style:font-style-asian="normal" style:font-style-complex="normal"/>
    </style:style>
    <style:style style:name="T149" style:family="text">
      <style:text-properties fo:font-style="normal" officeooo:rsid="00d45239" style:font-style-asian="normal" style:font-style-complex="normal"/>
    </style:style>
    <style:style style:name="T150" style:family="text">
      <style:text-properties fo:font-style="normal" officeooo:rsid="00d57fea" style:font-style-asian="normal" style:font-style-complex="normal"/>
    </style:style>
    <style:style style:name="T151" style:family="text">
      <style:text-properties fo:font-style="normal" officeooo:rsid="00db54cd" style:font-style-asian="normal" style:font-style-complex="normal"/>
    </style:style>
    <style:style style:name="T152" style:family="text">
      <style:text-properties fo:font-style="normal" officeooo:rsid="00dde123" style:font-style-asian="normal" style:font-style-complex="normal"/>
    </style:style>
    <style:style style:name="T153" style:family="text">
      <style:text-properties fo:font-style="normal" officeooo:rsid="00de7377" style:font-style-asian="normal" style:font-style-complex="normal"/>
    </style:style>
    <style:style style:name="T154" style:family="text">
      <style:text-properties fo:font-style="normal" officeooo:rsid="00e1d1c5" style:font-style-asian="normal" style:font-style-complex="normal"/>
    </style:style>
    <style:style style:name="T155" style:family="text">
      <style:text-properties fo:font-style="normal" officeooo:rsid="00e3eb12" style:font-style-asian="normal" style:font-style-complex="normal"/>
    </style:style>
    <style:style style:name="T156" style:family="text">
      <style:text-properties fo:font-style="normal" officeooo:rsid="00e57178" style:font-style-asian="normal" style:font-style-complex="normal"/>
    </style:style>
    <style:style style:name="T157" style:family="text">
      <style:text-properties fo:font-style="normal" officeooo:rsid="00e855af" style:font-style-asian="normal" style:font-style-complex="normal"/>
    </style:style>
    <style:style style:name="T158" style:family="text">
      <style:text-properties fo:font-style="normal" officeooo:rsid="00e9dd4a" style:font-style-asian="normal" style:font-style-complex="normal"/>
    </style:style>
    <style:style style:name="T159" style:family="text">
      <style:text-properties fo:font-style="normal" officeooo:rsid="00ebb61b" style:font-style-asian="normal" style:font-style-complex="normal"/>
    </style:style>
    <style:style style:name="T160" style:family="text">
      <style:text-properties fo:font-style="normal" officeooo:rsid="00ec7eb6" style:font-style-asian="normal" style:font-style-complex="normal"/>
    </style:style>
    <style:style style:name="T161" style:family="text">
      <style:text-properties fo:font-style="normal" officeooo:rsid="00ee41dc" style:font-style-asian="normal" style:font-style-complex="normal"/>
    </style:style>
    <style:style style:name="T162" style:family="text">
      <style:text-properties fo:font-style="normal" officeooo:rsid="00efa288" style:font-style-asian="normal" style:font-style-complex="normal"/>
    </style:style>
    <style:style style:name="T163" style:family="text">
      <style:text-properties fo:font-style="normal" officeooo:rsid="00f150c4" style:font-style-asian="normal" style:font-style-complex="normal"/>
    </style:style>
    <style:style style:name="T164" style:family="text">
      <style:text-properties fo:font-style="normal" officeooo:rsid="00f1beaf" style:font-style-asian="normal" style:font-style-complex="normal"/>
    </style:style>
    <style:style style:name="T165" style:family="text">
      <style:text-properties fo:font-style="normal" officeooo:rsid="00f26cc2" style:font-style-asian="normal" style:font-style-complex="normal"/>
    </style:style>
    <style:style style:name="T166" style:family="text">
      <style:text-properties fo:font-style="normal" officeooo:rsid="00f3c783" style:font-style-asian="normal" style:font-style-complex="normal"/>
    </style:style>
    <style:style style:name="T167" style:family="text">
      <style:text-properties fo:font-style="normal" officeooo:rsid="00f4c956" style:font-style-asian="normal" style:font-style-complex="normal"/>
    </style:style>
    <style:style style:name="T168" style:family="text">
      <style:text-properties fo:font-style="normal" officeooo:rsid="00f8e472" style:font-style-asian="normal" style:font-style-complex="normal"/>
    </style:style>
    <style:style style:name="T169" style:family="text">
      <style:text-properties fo:font-style="normal" officeooo:rsid="00fa99c6" style:font-style-asian="normal" style:font-style-complex="normal"/>
    </style:style>
    <style:style style:name="T170" style:family="text">
      <style:text-properties fo:font-style="normal" officeooo:rsid="00fbcf2a" style:font-style-asian="normal" style:font-style-complex="normal"/>
    </style:style>
    <style:style style:name="T171" style:family="text">
      <style:text-properties fo:font-style="normal" officeooo:rsid="010359bd" style:font-style-asian="normal" style:font-style-complex="normal"/>
    </style:style>
    <style:style style:name="T172" style:family="text">
      <style:text-properties fo:font-style="normal" officeooo:rsid="01036d20" style:font-style-asian="normal" style:font-style-complex="normal"/>
    </style:style>
    <style:style style:name="T173" style:family="text">
      <style:text-properties fo:font-style="normal" officeooo:rsid="0104fd61" style:font-style-asian="normal" style:font-style-complex="normal"/>
    </style:style>
    <style:style style:name="T174" style:family="text">
      <style:text-properties fo:font-style="normal" officeooo:rsid="0105daee" style:font-style-asian="normal" style:font-style-complex="normal"/>
    </style:style>
    <style:style style:name="T175" style:family="text">
      <style:text-properties fo:font-style="normal" officeooo:rsid="01070f41" style:font-style-asian="normal" style:font-style-complex="normal"/>
    </style:style>
    <style:style style:name="T176" style:family="text">
      <style:text-properties fo:font-style="normal" officeooo:rsid="01074cd7" style:font-style-asian="normal" style:font-style-complex="normal"/>
    </style:style>
    <style:style style:name="T177" style:family="text">
      <style:text-properties fo:font-style="normal" officeooo:rsid="0107a363" style:font-style-asian="normal" style:font-style-complex="normal"/>
    </style:style>
    <style:style style:name="T178" style:family="text">
      <style:text-properties fo:font-style="normal" officeooo:rsid="011076b7" style:font-style-asian="normal" style:font-style-complex="normal"/>
    </style:style>
    <style:style style:name="T179" style:family="text">
      <style:text-properties fo:font-style="normal" officeooo:rsid="0110daaa" style:font-style-asian="normal" style:font-style-complex="normal"/>
    </style:style>
    <style:style style:name="T180" style:family="text">
      <style:text-properties fo:font-style="normal" officeooo:rsid="01116876" style:font-style-asian="normal" style:font-style-complex="normal"/>
    </style:style>
    <style:style style:name="T181" style:family="text">
      <style:text-properties fo:font-style="normal" officeooo:rsid="01130799" style:font-style-asian="normal" style:font-style-complex="normal"/>
    </style:style>
    <style:style style:name="T182" style:family="text">
      <style:text-properties fo:font-style="normal" officeooo:rsid="01139a76" style:font-style-asian="normal" style:font-style-complex="normal"/>
    </style:style>
    <style:style style:name="T183" style:family="text">
      <style:text-properties fo:font-style="normal" officeooo:rsid="0114258a" style:font-style-asian="normal" style:font-style-complex="normal"/>
    </style:style>
    <style:style style:name="T184" style:family="text">
      <style:text-properties fo:font-style="normal" officeooo:rsid="0115ea0c" style:font-style-asian="normal" style:font-style-complex="normal"/>
    </style:style>
    <style:style style:name="T185" style:family="text">
      <style:text-properties fo:font-style="normal" officeooo:rsid="0117a0ae" style:font-style-asian="normal" style:font-style-complex="normal"/>
    </style:style>
    <style:style style:name="T186" style:family="text">
      <style:text-properties fo:font-style="normal" officeooo:rsid="011a27cb" style:font-style-asian="normal" style:font-style-complex="normal"/>
    </style:style>
    <style:style style:name="T187" style:family="text">
      <style:text-properties fo:font-style="normal" officeooo:rsid="011b8c11" style:font-style-asian="normal" style:font-style-complex="normal"/>
    </style:style>
    <style:style style:name="T188" style:family="text">
      <style:text-properties fo:font-style="normal" officeooo:rsid="011e80f4" style:font-style-asian="normal" style:font-style-complex="normal"/>
    </style:style>
    <style:style style:name="T189" style:family="text">
      <style:text-properties fo:font-style="normal" officeooo:rsid="0125d5f8" style:font-style-asian="normal" style:font-style-complex="normal"/>
    </style:style>
    <style:style style:name="T190" style:family="text">
      <style:text-properties fo:font-style="normal" officeooo:rsid="0126895d" style:font-style-asian="normal" style:font-style-complex="normal"/>
    </style:style>
    <style:style style:name="T191" style:family="text">
      <style:text-properties fo:font-style="normal" officeooo:rsid="01276f9c" style:font-style-asian="normal" style:font-style-complex="normal"/>
    </style:style>
    <style:style style:name="T192" style:family="text">
      <style:text-properties fo:font-style="normal" officeooo:rsid="004c9422" style:font-style-asian="normal" style:font-style-complex="normal"/>
    </style:style>
    <style:style style:name="T193" style:family="text">
      <style:text-properties fo:font-style="normal" officeooo:rsid="013ba7c1" style:font-style-asian="normal" style:font-style-complex="normal"/>
    </style:style>
    <style:style style:name="T194" style:family="text">
      <style:text-properties fo:font-style="normal" officeooo:rsid="0142cf09" style:font-style-asian="normal" style:font-style-complex="normal"/>
    </style:style>
    <style:style style:name="T195" style:family="text">
      <style:text-properties fo:font-style="normal" officeooo:rsid="0143c451" style:font-style-asian="normal" style:font-style-complex="normal"/>
    </style:style>
    <style:style style:name="T196" style:family="text">
      <style:text-properties fo:font-style="normal" officeooo:rsid="014587d5" style:font-style-asian="normal" style:font-style-complex="normal"/>
    </style:style>
    <style:style style:name="T197" style:family="text">
      <style:text-properties fo:font-style="normal" officeooo:rsid="01470f4e" style:font-style-asian="normal" style:font-style-complex="normal"/>
    </style:style>
    <style:style style:name="T198" style:family="text">
      <style:text-properties fo:font-style="normal" officeooo:rsid="0148ed8e" style:font-style-asian="normal" style:font-style-complex="normal"/>
    </style:style>
    <style:style style:name="T199" style:family="text">
      <style:text-properties fo:font-style="normal" officeooo:rsid="01498f84" style:font-style-asian="normal" style:font-style-complex="normal"/>
    </style:style>
    <style:style style:name="T200" style:family="text">
      <style:text-properties fo:font-style="normal" officeooo:rsid="0149a343" style:font-style-asian="normal" style:font-style-complex="normal"/>
    </style:style>
    <style:style style:name="T201" style:family="text">
      <style:text-properties fo:font-style="normal" officeooo:rsid="014dbab2" style:font-style-asian="normal" style:font-style-complex="normal"/>
    </style:style>
    <style:style style:name="T202" style:family="text">
      <style:text-properties fo:font-style="normal" officeooo:rsid="014faae6" style:font-style-asian="normal" style:font-style-complex="normal"/>
    </style:style>
    <style:style style:name="T203" style:family="text">
      <style:text-properties fo:font-style="normal" officeooo:rsid="01503148" style:font-style-asian="normal" style:font-style-complex="normal"/>
    </style:style>
    <style:style style:name="T204" style:family="text">
      <style:text-properties fo:font-style="normal" officeooo:rsid="0153ac5b" style:font-style-asian="normal" style:font-style-complex="normal"/>
    </style:style>
    <style:style style:name="T205" style:family="text">
      <style:text-properties fo:font-style="normal" officeooo:rsid="0153e7a7" style:font-style-asian="normal" style:font-style-complex="normal"/>
    </style:style>
    <style:style style:name="T206" style:family="text">
      <style:text-properties fo:font-style="normal" officeooo:rsid="0154070f" style:font-style-asian="normal" style:font-style-complex="normal"/>
    </style:style>
    <style:style style:name="T207" style:family="text">
      <style:text-properties fo:font-style="normal" officeooo:rsid="015a1ab7" style:font-style-asian="normal" style:font-style-complex="normal"/>
    </style:style>
    <style:style style:name="T208" style:family="text">
      <style:text-properties fo:font-style="normal" officeooo:rsid="015c11ad" style:font-style-asian="normal" style:font-style-complex="normal"/>
    </style:style>
    <style:style style:name="T209" style:family="text">
      <style:text-properties fo:font-style="normal" officeooo:rsid="015de667" style:font-style-asian="normal" style:font-style-complex="normal"/>
    </style:style>
    <style:style style:name="T210" style:family="text">
      <style:text-properties fo:font-style="normal" officeooo:rsid="015f122c" style:font-style-asian="normal" style:font-style-complex="normal"/>
    </style:style>
    <style:style style:name="T211" style:family="text">
      <style:text-properties fo:font-style="normal" officeooo:rsid="016111b0" style:font-style-asian="normal" style:font-style-complex="normal"/>
    </style:style>
    <style:style style:name="T212" style:family="text">
      <style:text-properties fo:font-style="normal" officeooo:rsid="0164c907" style:font-style-asian="normal" style:font-style-complex="normal"/>
    </style:style>
    <style:style style:name="T213" style:family="text">
      <style:text-properties fo:font-style="normal" officeooo:rsid="0166547b" style:font-style-asian="normal" style:font-style-complex="normal"/>
    </style:style>
    <style:style style:name="T214" style:family="text">
      <style:text-properties fo:font-style="normal" officeooo:rsid="0167d07c" style:font-style-asian="normal" style:font-style-complex="normal"/>
    </style:style>
    <style:style style:name="T215" style:family="text">
      <style:text-properties fo:font-style="normal" officeooo:rsid="0169e2c0" style:font-style-asian="normal" style:font-style-complex="normal"/>
    </style:style>
    <style:style style:name="T216" style:family="text">
      <style:text-properties fo:font-style="normal" officeooo:rsid="016d8df2" style:font-style-asian="normal" style:font-style-complex="normal"/>
    </style:style>
    <style:style style:name="T217" style:family="text">
      <style:text-properties fo:font-style="normal" officeooo:rsid="01762e0d" style:font-style-asian="normal" style:font-style-complex="normal"/>
    </style:style>
    <style:style style:name="T218" style:family="text">
      <style:text-properties fo:font-style="normal" officeooo:rsid="0177900f" style:font-style-asian="normal" style:font-style-complex="normal"/>
    </style:style>
    <style:style style:name="T219" style:family="text">
      <style:text-properties fo:font-style="normal" officeooo:rsid="017d5a12" style:font-style-asian="normal" style:font-style-complex="normal"/>
    </style:style>
    <style:style style:name="T220" style:family="text">
      <style:text-properties fo:font-style="normal" officeooo:rsid="018349e1" style:font-style-asian="normal" style:font-style-complex="normal"/>
    </style:style>
    <style:style style:name="T221" style:family="text">
      <style:text-properties fo:font-style="normal" officeooo:rsid="01845838" style:font-style-asian="normal" style:font-style-complex="normal"/>
    </style:style>
    <style:style style:name="T222" style:family="text">
      <style:text-properties fo:font-style="normal" officeooo:rsid="0184e874" style:font-style-asian="normal" style:font-style-complex="normal"/>
    </style:style>
    <style:style style:name="T223" style:family="text">
      <style:text-properties fo:font-style="normal" officeooo:rsid="01856966" style:font-style-asian="normal" style:font-style-complex="normal"/>
    </style:style>
    <style:style style:name="T224" style:family="text">
      <style:text-properties fo:font-style="normal" officeooo:rsid="018e9401" style:font-style-asian="normal" style:font-style-complex="normal"/>
    </style:style>
    <style:style style:name="T225" style:family="text">
      <style:text-properties fo:font-style="normal" officeooo:rsid="018f6e1c" style:font-style-asian="normal" style:font-style-complex="normal"/>
    </style:style>
    <style:style style:name="T226" style:family="text">
      <style:text-properties fo:font-style="normal" officeooo:rsid="01908564" style:font-style-asian="normal" style:font-style-complex="normal"/>
    </style:style>
    <style:style style:name="T227" style:family="text">
      <style:text-properties fo:font-style="normal" officeooo:rsid="0193deb4" style:font-style-asian="normal" style:font-style-complex="normal"/>
    </style:style>
    <style:style style:name="T228" style:family="text">
      <style:text-properties fo:font-style="normal" officeooo:rsid="019461e2" style:font-style-asian="normal" style:font-style-complex="normal"/>
    </style:style>
    <style:style style:name="T229" style:family="text">
      <style:text-properties fo:font-style="normal" officeooo:rsid="0194f815" style:font-style-asian="normal" style:font-style-complex="normal"/>
    </style:style>
    <style:style style:name="T230" style:family="text">
      <style:text-properties fo:font-style="normal" officeooo:rsid="01962643" style:font-style-asian="normal" style:font-style-complex="normal"/>
    </style:style>
    <style:style style:name="T231" style:family="text">
      <style:text-properties fo:font-style="normal" officeooo:rsid="0198efc0" style:font-style-asian="normal" style:font-style-complex="normal"/>
    </style:style>
    <style:style style:name="T232" style:family="text">
      <style:text-properties fo:font-style="normal" officeooo:rsid="019984bc" style:font-style-asian="normal" style:font-style-complex="normal"/>
    </style:style>
    <style:style style:name="T233" style:family="text">
      <style:text-properties fo:font-style="normal" officeooo:rsid="019a0ed6" style:font-style-asian="normal" style:font-style-complex="normal"/>
    </style:style>
    <style:style style:name="T234" style:family="text">
      <style:text-properties fo:font-style="normal" officeooo:rsid="019e55ba" style:font-style-asian="normal" style:font-style-complex="normal"/>
    </style:style>
    <style:style style:name="T235" style:family="text">
      <style:text-properties fo:font-style="normal" officeooo:rsid="019f5120" style:font-style-asian="normal" style:font-style-complex="normal"/>
    </style:style>
    <style:style style:name="T236" style:family="text">
      <style:text-properties fo:font-style="normal" officeooo:rsid="01a0b1b7" style:font-style-asian="normal" style:font-style-complex="normal"/>
    </style:style>
    <style:style style:name="T237" style:family="text">
      <style:text-properties fo:font-style="normal" officeooo:rsid="01a1e2d3" style:font-style-asian="normal" style:font-style-complex="normal"/>
    </style:style>
    <style:style style:name="T238" style:family="text">
      <style:text-properties fo:font-style="normal" officeooo:rsid="01a3b7ff" style:font-style-asian="normal" style:font-style-complex="normal"/>
    </style:style>
    <style:style style:name="T239" style:family="text">
      <style:text-properties fo:font-style="normal" officeooo:rsid="01b31d56" style:font-style-asian="normal" style:font-style-complex="normal"/>
    </style:style>
    <style:style style:name="T240" style:family="text">
      <style:text-properties fo:font-style="normal" officeooo:rsid="01b35f4f" style:font-style-asian="normal" style:font-style-complex="normal"/>
    </style:style>
    <style:style style:name="T241" style:family="text">
      <style:text-properties fo:font-style="normal" officeooo:rsid="01b369d9" style:font-style-asian="normal" style:font-style-complex="normal"/>
    </style:style>
    <style:style style:name="T242" style:family="text">
      <style:text-properties fo:font-style="normal" officeooo:rsid="01b694b4" style:font-style-asian="normal" style:font-style-complex="normal"/>
    </style:style>
    <style:style style:name="T243" style:family="text">
      <style:text-properties fo:font-style="normal" officeooo:rsid="01b7db58" style:font-style-asian="normal" style:font-style-complex="normal"/>
    </style:style>
    <style:style style:name="T244" style:family="text">
      <style:text-properties fo:font-style="normal" officeooo:rsid="01c3e640" style:font-style-asian="normal" style:font-style-complex="normal"/>
    </style:style>
    <style:style style:name="T245" style:family="text">
      <style:text-properties fo:font-style="normal" officeooo:rsid="01c78376" style:font-style-asian="normal" style:font-style-complex="normal"/>
    </style:style>
    <style:style style:name="T246" style:family="text">
      <style:text-properties fo:font-style="normal" officeooo:rsid="01c7ef58" style:font-style-asian="normal" style:font-style-complex="normal"/>
    </style:style>
    <style:style style:name="T247" style:family="text">
      <style:text-properties fo:font-style="normal" officeooo:rsid="01c884c8" style:font-style-asian="normal" style:font-style-complex="normal"/>
    </style:style>
    <style:style style:name="T248" style:family="text">
      <style:text-properties fo:font-style="normal" fo:font-weight="bold" officeooo:rsid="00248483" style:font-style-asian="normal" style:font-weight-asian="bold" style:font-style-complex="normal" style:font-weight-complex="bold"/>
    </style:style>
    <style:style style:name="T249" style:family="text">
      <style:text-properties officeooo:rsid="0027bf48"/>
    </style:style>
    <style:style style:name="T250" style:family="text">
      <style:text-properties officeooo:rsid="0029b76d"/>
    </style:style>
    <style:style style:name="T251" style:family="text">
      <style:text-properties fo:font-weight="bold" style:font-weight-asian="bold" style:font-weight-complex="bold"/>
    </style:style>
    <style:style style:name="T252" style:family="text">
      <style:text-properties fo:font-weight="bold" officeooo:rsid="0131971d" style:font-weight-asian="bold" style:font-weight-complex="bold"/>
    </style:style>
    <style:style style:name="T253" style:family="text">
      <style:text-properties fo:font-weight="bold" officeooo:rsid="01333c3c" style:font-weight-asian="bold" style:font-weight-complex="bold"/>
    </style:style>
    <style:style style:name="T254" style:family="text">
      <style:text-properties officeooo:rsid="0131971d"/>
    </style:style>
    <style:style style:name="T255" style:family="text">
      <style:text-properties officeooo:rsid="01333c3c"/>
    </style:style>
    <style:style style:name="T256" style:family="text">
      <style:text-properties fo:font-weight="normal" officeooo:rsid="013439bb" style:font-weight-asian="normal" style:font-weight-complex="normal"/>
    </style:style>
    <style:style style:name="T257" style:family="text">
      <style:text-properties officeooo:rsid="013439bb"/>
    </style:style>
    <style:style style:name="T258" style:family="text">
      <style:text-properties officeooo:rsid="0142cf09"/>
    </style:style>
    <style:style style:name="T259" style:family="text">
      <style:text-properties officeooo:rsid="0156c0da"/>
    </style:style>
    <style:style style:name="T260" style:family="text">
      <style:text-properties officeooo:rsid="01578046"/>
    </style:style>
    <style:style style:name="T261" style:family="text">
      <style:text-properties officeooo:rsid="016522f3"/>
    </style:style>
    <style:style style:name="T262" style:family="text">
      <style:text-properties officeooo:rsid="016ce05a"/>
    </style:style>
    <style:style style:name="T263" style:family="text">
      <style:text-properties officeooo:rsid="0188afe0"/>
    </style:style>
    <style:style style:name="T264" style:family="text">
      <style:text-properties officeooo:rsid="018b9caa"/>
    </style:style>
    <style:style style:name="T265" style:family="text">
      <style:text-properties officeooo:rsid="018e9401"/>
    </style:style>
    <style:style style:name="T266" style:family="text">
      <style:text-properties officeooo:rsid="01944be6"/>
    </style:style>
    <style:style style:name="T267" style:family="text">
      <style:text-properties officeooo:rsid="019e55ba"/>
    </style:style>
    <style:style style:name="T268" style:family="text">
      <style:text-properties officeooo:rsid="01a52ad8"/>
    </style:style>
    <style:style style:name="T269" style:family="text">
      <style:text-properties officeooo:rsid="01a67ba5"/>
    </style:style>
    <style:style style:name="T270" style:family="text">
      <style:text-properties officeooo:rsid="01ab9606"/>
    </style:style>
    <style:style style:name="T271" style:family="text">
      <style:text-properties officeooo:rsid="01acf512"/>
    </style:style>
    <style:style style:name="T272" style:family="text">
      <style:text-properties officeooo:rsid="01ae7514"/>
    </style:style>
    <style:style style:name="T273" style:family="text">
      <style:text-properties officeooo:rsid="01afcb27"/>
    </style:style>
    <style:style style:name="T274" style:family="text">
      <style:text-properties officeooo:rsid="01b17ae5"/>
    </style:style>
    <style:style style:name="T275" style:family="text">
      <style:text-properties officeooo:rsid="01b2bb60"/>
    </style:style>
    <style:style style:name="T276" style:family="text">
      <style:text-properties officeooo:rsid="01bdbc63"/>
    </style:style>
    <style:style style:name="T277" style:family="text">
      <style:text-properties officeooo:rsid="01bf2c2c"/>
    </style:style>
    <style:style style:name="T278" style:family="text">
      <style:text-properties officeooo:rsid="01c123cf"/>
    </style:style>
    <style:style style:name="T279" style:family="text">
      <style:text-properties officeooo:rsid="01c2b8a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minim </text:p>
      <text:p text:style-name="P110">by Alex “kek” Henry</text:p>
      <text:p text:style-name="P79"><text:date style:data-style-name="N46" text:date-value="2015-01-16T13:09:48.000000198" text:fixed="true">16. January 2015</text:date></text:p>
      <text:p text:style-name="Text_20_body"><text:span text:style-name="T1">Hello! Minim is a simple role-playing game rules system! A RPG is really fun and you should try it – it is a hobby that promotes problem-solving, creativity, teamwork, storytelling, is free to play and can be enjoyed by all ages</text:span><text:span text:style-name="T1"><text:note text:id="ftn1" text:note-class="footnote"><text:note-citation>1</text:note-citation><text:note-body><text:p text:style-name="P83">Although certain products are targeted to either younger or older generations</text:p></text:note-body></text:note></text:span><text:span text:style-name="T1">! From Wikipedia:</text:span></text:p>
      <text:p text:style-name="Quotations"><text:span text:style-name="T1">table-top role-playing game, is a form of role-playing game (RPG) in which each person playing the game will make-believe that he or she is a character in the game. A person playing the game will tell the action of his or her character, and a system of rules will tell whether the action can be done or not. The game will happen in a made-up world that is controlled by another person playing the game, called a </text:span><text:a xlink:type="simple" xlink:href="http://simple.wikipedia.org/w/index.php?title=Gamemaster&amp;action=edit&amp;redlink=1" text:style-name="Internet_20_link" text:visited-style-name="Visited_20_Internet_20_Link"><text:span text:style-name="T1">gamemaster</text:span></text:a><text:span text:style-name="T1"> (GM). The gamemaster tells the game's story to the players, tells them where they are in the game world, and plays the part of all the </text:span><text:a xlink:type="simple" xlink:href="http://simple.wikipedia.org/w/index.php?title=Non-Player_Characters&amp;action=edit&amp;redlink=1" text:style-name="Internet_20_link" text:visited-style-name="Visited_20_Internet_20_Link"><text:span text:style-name="T1">Non-Player Characters</text:span></text:a><text:span text:style-name="T1"> (NPCs) and monsters that the players meet.</text:span></text:p>
      <text:p text:style-name="P111">You can find a lot more information and ready-to-play adventures and other products and manuals in many bookstores, libraries, online...</text:p>
      <text:p text:style-name="P112">The normal quantity of players for a gaming session is from 3 to 5 plus a game-master. A gaming session lasts anywhere from a couple of hours to a whole day.</text:p>
      <text:h text:style-name="P87" text:outline-level="1">Why rules?</text:h>
      <text:p text:style-name="P40"><text:span text:style-name="T250">You can be wondering: </text:span><text:span text:style-name="T5">this game is more like group storytelling, why should I bother with rules at all? </text:span><text:span text:style-name="T51">The rules come in to prevent the sort of thing that happen</text:span><text:span text:style-name="T204">s</text:span><text:span text:style-name="T51"> when children play robber and cop: </text:span><text:span text:style-name="T5">I shoot you! No, you miss! No, I got you, you're dead! No, you missed me...</text:span><text:span text:style-name="T51"> The rules described here also help the game-master to prepare fair and interesting situation</text:span><text:span text:style-name="T154">s</text:span><text:span text:style-name="T51"> for the player characters (PCs).</text:span></text:p>
      <text:p text:style-name="P20">The game-master has the last word on any decision about rules and everyone should remember that the game is meant to be fun for everyone or else why play? The GM needs to try his best to provide challenges that are neither too easy nor too hard for the player character group.</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Why rules?<text:tab/>1</text:p>
          <text:p text:style-name="P77">Philosophy<text:tab/>3</text:p>
          <text:p text:style-name="P77">Rules<text:tab/>3</text:p>
          <text:p text:style-name="P78">Attribute and skill values<text:tab/>3</text:p>
          <text:p text:style-name="P78">Tests for actions<text:tab/>4</text:p>
          <text:p text:style-name="P78">Test bonuses and penalties<text:tab/>4</text:p>
          <text:p text:style-name="P77">Characters<text:tab/>5</text:p>
          <text:p text:style-name="P78">Physical<text:tab/>5</text:p>
          <text:p text:style-name="P78">Social<text:tab/>5</text:p>
          <text:p text:style-name="P78">Mental<text:tab/>6</text:p>
          <text:p text:style-name="P78">Abilities<text:tab/>6</text:p>
          <text:p text:style-name="P76">Magic<text:tab/>6</text:p>
          <text:p text:style-name="P76">Money<text:tab/>7</text:p>
          <text:p text:style-name="P76">Destiny<text:tab/>7</text:p>
          <text:p text:style-name="P78">Willpower<text:tab/>7</text:p>
          <text:p text:style-name="P78">Health<text:tab/>7</text:p>
          <text:p text:style-name="P76">Recovery<text:tab/>7</text:p>
          <text:p text:style-name="P77">Combat<text:tab/>8</text:p>
          <text:p text:style-name="P78">Initiative<text:tab/>8</text:p>
          <text:p text:style-name="P76">Surprise<text:tab/>8</text:p>
          <text:p text:style-name="P78">Weapons and armor<text:tab/>8</text:p>
          <text:p text:style-name="P78">Attacks<text:tab/>9</text:p>
          <text:p text:style-name="P76">Neutral results or critical failure examples<text:tab/>9</text:p>
          <text:p text:style-name="P77">Challenge<text:tab/>10</text:p>
          <text:p text:style-name="P78">Environmental challenge modifiers<text:tab/>10</text:p>
          <text:p text:style-name="P78">Dungeons<text:tab/>11</text:p>
          <text:p text:style-name="P76">Random dungeon<text:tab/>11</text:p>
        </text:index-body>
      </text:table-of-content>
      <text:p text:style-name="P65"/>
      <text:h text:style-name="P88" text:outline-level="1">Philosophy</text:h>
      <text:p text:style-name="P34"><text:span text:style-name="T22">m</text:span><text:span text:style-name="T4">inim</text:span><text:span text:style-name="T2"> is short-hand for </text:span><text:span text:style-name="T4">minimalistic</text:span><text:span text:style-name="T31">. It tries to be a very simple game that can be played using only normal dice (six-sided die) –</text:span><text:span text:style-name="T32"> ideally 2 per player</text:span><text:span text:style-name="T31">. </text:span><text:span text:style-name="T32">Miniatures or extra dice can be used to represent in-game situations but they are entirely optional!</text:span></text:p>
      <text:p text:style-name="P34"><text:span text:style-name="T32">This means that the rules are easy to learn as you read this document and that new rules are </text:span><text:span text:style-name="T155">intuitive </text:span><text:span text:style-name="T32">to make on-the-spot for cases that are not covered here.</text:span></text:p>
      <text:p text:style-name="P34"><text:span text:style-name="T34">Being so simply structured it also becomes quite easy to convert </text:span><text:span text:style-name="T205">existing</text:span><text:span text:style-name="T34"> character</text:span><text:span text:style-name="T155">s</text:span><text:span text:style-name="T34">, adventure</text:span><text:span text:style-name="T155">s</text:span><text:span text:style-name="T34"> and concepts and also create news ones. One of the core ideas behind this design was for it to be almost as simple to create NPCs during a game as out of it, unlike most other systems which require a varied amount of preparation in advance.</text:span></text:p>
      <text:p text:style-name="P34"><text:span text:style-name="T32">To keep the rules this simple and short unfortunately some realism has to be discarded. I did my best to keep it as realistic as possible in the sense that dangerous actions can quickly become fatal <text:s/>if not dealt with </text:span><text:span text:style-name="T33">some care</text:span><text:span text:style-name="T32">.</text:span></text:p>
      <text:p text:style-name="P39"><text:span text:style-name="T48">It is also a generic system, which means that you can play anything from pirate-of-the-Caribbean to medieval fantasy to science-fiction setting</text:span><text:span text:style-name="T155">s</text:span><text:span text:style-name="T48"> using a single </text:span><text:span text:style-name="T206">system of </text:span><text:span text:style-name="T48">rule</text:span><text:span text:style-name="T206">s</text:span><text:span text:style-name="T48">. And even mix them all if you are feeling like it!</text:span></text:p>
      <text:p text:style-name="P21">The focus of this game is to keep the narrative flowing fast and bother the players as little with rules as possible while maintaining some semblance of realism.</text:p>
      <text:h text:style-name="P89" text:outline-level="1">Rules</text:h>
      <text:h text:style-name="Heading_20_2" text:outline-level="2"><text:span text:style-name="T41">Attribute and skill </text:span><text:span text:style-name="T42">values</text:span></text:h>
      <text:p text:style-name="P35"><text:span text:style-name="T36">There are 3 attributes (physical, social and mental) and each of them have 5 skills. </text:span><text:span text:style-name="T35">Attributes and skills will be defined on this scale:</text:span></text:p>
      <table:table table:name="Table1" table:style-name="Table1">
        <table:table-column table:style-name="Table1.A"/>
        <table:table-column table:style-name="Table1.B"/>
        <table:table-column table:style-name="Table1.C"/>
        <table:table-row table:style-name="TableLine93915353860608">
          <table:table-cell table:style-name="Table1.A1" office:value-type="string">
            <text:p text:style-name="P11">Value</text:p>
          </table:table-cell>
          <table:table-cell table:style-name="Table1.A1" office:value-type="string">
            <text:p text:style-name="P12">Attribute</text:p>
          </table:table-cell>
          <table:table-cell table:style-name="Table1.C1" office:value-type="string">
            <text:p text:style-name="P12">Skill</text:p>
          </table:table-cell>
        </table:table-row>
        <table:table-row table:style-name="TableLine93915354092960">
          <table:table-cell table:style-name="Table1.A2" office:value-type="string">
            <text:p text:style-name="P15">1</text:p>
          </table:table-cell>
          <table:table-cell table:style-name="Table1.A2" office:value-type="string">
            <text:p text:style-name="P7">Very weak</text:p>
          </table:table-cell>
          <table:table-cell table:style-name="Table1.C2" office:value-type="string">
            <text:p text:style-name="P5">Null</text:p>
          </table:table-cell>
        </table:table-row>
        <table:table-row table:style-name="TableLine93915354095280">
          <table:table-cell table:style-name="Table1.A2" office:value-type="string">
            <text:p text:style-name="P15">2</text:p>
          </table:table-cell>
          <table:table-cell table:style-name="Table1.A2" office:value-type="string">
            <text:p text:style-name="P6">Weak</text:p>
          </table:table-cell>
          <table:table-cell table:style-name="Table1.C2" office:value-type="string">
            <text:p text:style-name="P5">Practiced</text:p>
          </table:table-cell>
        </table:table-row>
        <table:table-row table:style-name="TableLine93915354096112">
          <table:table-cell table:style-name="Table1.A2" office:value-type="string">
            <text:p text:style-name="P15">3</text:p>
          </table:table-cell>
          <table:table-cell table:style-name="Table1.A2" office:value-type="string">
            <text:p text:style-name="P7">Mediocre</text:p>
          </table:table-cell>
          <table:table-cell table:style-name="Table1.C2" office:value-type="string">
            <text:p text:style-name="P5">Professional</text:p>
          </table:table-cell>
        </table:table-row>
        <table:table-row table:style-name="TableLine93915354096976">
          <table:table-cell table:style-name="Table1.A2" office:value-type="string">
            <text:p text:style-name="P15">4</text:p>
          </table:table-cell>
          <table:table-cell table:style-name="Table1.A2" office:value-type="string">
            <text:p text:style-name="P8">Strong</text:p>
          </table:table-cell>
          <table:table-cell table:style-name="Table1.C2" office:value-type="string">
            <text:p text:style-name="P5">Specialist</text:p>
          </table:table-cell>
        </table:table-row>
        <table:table-row table:style-name="TableLine93915354098000">
          <table:table-cell table:style-name="Table1.A2" office:value-type="string">
            <text:p text:style-name="P15">5</text:p>
          </table:table-cell>
          <table:table-cell table:style-name="Table1.A2" office:value-type="string">
            <text:p text:style-name="P6">Very strong</text:p>
          </table:table-cell>
          <table:table-cell table:style-name="Table1.C2" office:value-type="string">
            <text:p text:style-name="P5">Master</text:p>
          </table:table-cell>
        </table:table-row>
      </table:table>
      <text:h text:style-name="P93" text:outline-level="2"/>
      <text:h text:style-name="P103" text:outline-level="2"><text:span text:style-name="T41">Tests </text:span><text:span text:style-name="T43">for actions</text:span></text:h>
      <text:p text:style-name="P117">To determine if an action is successful choose the 1 attribute and 1 skill that are <text:span text:style-name="T267">the most relevant </text:span>and for each of them roll 1 die. <text:span text:style-name="T267">For </text:span><text:span text:style-name="T279">each</text:span><text:span text:style-name="T267"> roll, t</text:span>he <text:span text:style-name="T29">partial </text:span><text:span text:style-name="T3">result </text:span><text:span text:style-name="T267">is determined </text:span><text:span text:style-name="T274">through</text:span><text:span text:style-name="T267"> </text:span><text:span text:style-name="T274">a </text:span><text:span text:style-name="T267">simple comparison</text:span>:</text:p>
      <text:list xml:id="list2217727372" text:style-name="List_20_1">
        <text:list-item>
          <text:list>
            <text:list-item>
              <text:list>
                <text:list-item>
                  <text:p text:style-name="P125"><text:span text:style-name="T234">If the roll is l</text:span><text:span text:style-name="T36">ower than the attribute or skill's value then you have a success (+1)</text:span></text:p>
                </text:list-item>
                <text:list-item>
                  <text:p text:style-name="P125"><text:span text:style-name="T234">If </text:span><text:span text:style-name="T235">the dice roll is the same</text:span><text:span text:style-name="T234"> </text:span><text:span text:style-name="T235">as</text:span><text:span text:style-name="T36"> the </text:span><text:span text:style-name="T236">target </text:span><text:span text:style-name="T36">value, </text:span><text:span text:style-name="T234">y</text:span><text:span text:style-name="T36">ou have a </text:span><text:span text:style-name="T234">neutral result</text:span><text:span text:style-name="T36"> (</text:span><text:span text:style-name="T234">0</text:span><text:span text:style-name="T36">)</text:span></text:p>
                </text:list-item>
                <text:list-item>
                  <text:p text:style-name="P125"><text:span text:style-name="T234">O</text:span><text:span text:style-name="T36">therwise, </text:span><text:span text:style-name="T234">a higher </text:span><text:span text:style-name="T235">roll than the </text:span><text:span text:style-name="T237">target</text:span><text:span text:style-name="T235"> value</text:span><text:span text:style-name="T234"> is </text:span><text:span text:style-name="T235">a</text:span><text:span text:style-name="T36"> failure (-1)</text:span></text:p>
                </text:list-item>
              </text:list>
            </text:list-item>
          </text:list>
        </text:list-item>
      </text:list>
      <text:p text:style-name="P126"><text:span text:style-name="T238">Then s</text:span><text:span text:style-name="T30">um the first and second partial results to get the attempted action’s </text:span><text:span text:style-name="T3">final result</text:span><text:span text:style-name="T30">:</text:span></text:p>
      <table:table table:name="Table2" table:style-name="Table2">
        <table:table-column table:style-name="Table2.A"/>
        <table:table-column table:style-name="Table2.B"/>
        <table:table-row table:style-name="TableLine93915354108144">
          <table:table-cell table:style-name="Table2.A1" office:value-type="string">
            <text:p text:style-name="P13">Sum</text:p>
          </table:table-cell>
          <table:table-cell table:style-name="Table2.B1" office:value-type="string">
            <text:p text:style-name="P13">Result</text:p>
          </table:table-cell>
        </table:table-row>
        <table:table-row table:style-name="TableLine93915354127536">
          <table:table-cell table:style-name="Table2.A2" office:value-type="string">
            <text:p text:style-name="P16">+2</text:p>
          </table:table-cell>
          <table:table-cell table:style-name="Table2.B2" office:value-type="string">
            <text:p text:style-name="P9">Critical <text:span text:style-name="T271">success!</text:span> The outcome was achieved in great manner. Benefits will be enhanced; <text:span text:style-name="T272">or </text:span>the result will last longer; <text:span text:style-name="T272">or </text:span>be <text:span text:style-name="T272">attained </text:span><text:span text:style-name="T268">more quickly</text:span>...</text:p>
          </table:table-cell>
        </table:table-row>
        <table:table-row table:style-name="TableLine93915354129856">
          <table:table-cell table:style-name="Table2.A2" office:value-type="string">
            <text:p text:style-name="P16">+1</text:p>
          </table:table-cell>
          <table:table-cell table:style-name="Table2.B2" office:value-type="string">
            <text:p text:style-name="P9">Success. The <text:span text:style-name="T269">intended </text:span>outcome of the action is achieved.</text:p>
          </table:table-cell>
        </table:table-row>
        <table:table-row table:style-name="TableLine93915354130688">
          <table:table-cell table:style-name="Table2.A2" office:value-type="string">
            <text:p text:style-name="P16">0</text:p>
          </table:table-cell>
          <table:table-cell table:style-name="Table2.B2" office:value-type="string">
            <text:p text:style-name="P9">Neutral. <text:span text:style-name="T270">A slightly positive or slightly negative unintended outcome happens; </text:span><text:span text:style-name="T273">or </text:span><text:span text:style-name="T270">t</text:span>he outcome is <text:span text:style-name="T259">partially</text:span> achieved, <text:span text:style-name="T270">allowing for a more favorable second attempt...</text:span></text:p>
          </table:table-cell>
        </table:table-row>
        <table:table-row table:style-name="TableLine93915354131472">
          <table:table-cell table:style-name="Table2.A2" office:value-type="string">
            <text:p text:style-name="P16">-1</text:p>
          </table:table-cell>
          <table:table-cell table:style-name="Table2.B2" office:value-type="string">
            <text:p text:style-name="P9">Failure. Nothing happens <text:span text:style-name="T273">but retrying is usually possible if the situation allows for it</text:span>.</text:p>
          </table:table-cell>
        </table:table-row>
        <table:table-row table:style-name="TableLine93915354132416">
          <table:table-cell table:style-name="Table2.A2" office:value-type="string">
            <text:p text:style-name="P16">-2</text:p>
          </table:table-cell>
          <table:table-cell table:style-name="Table2.B2" office:value-type="string">
            <text:p text:style-name="P9">Critical failure. The outcome of the action was not achieved and disaster ensues: <text:span text:style-name="T260">t</text:span>he exact opposite of what was tried is achieved; <text:span text:style-name="T275">or</text:span> someone is hurt or put in danger in the process...</text:p>
          </table:table-cell>
        </table:table-row>
      </table:table>
      <text:p text:style-name="P42"><text:span text:style-name="T58"/></text:p>
      <text:p text:style-name="P42"><text:span text:style-name="T58">Sometimes i</text:span><text:span text:style-name="T239">t</text:span><text:span text:style-name="T58"> will be hard to decide which skill to use for a certain action. In these cases you can </text:span><text:span text:style-name="T244">instead </text:span><text:span text:style-name="T58">use the </text:span><text:span text:style-name="T244">relevant </text:span><text:span text:style-name="T58">attribute value for both rolls. </text:span><text:span text:style-name="T59">This is called an </text:span><text:span text:style-name="T11">attribute test</text:span><text:span text:style-name="T59">.</text:span></text:p>
      <text:h text:style-name="Heading_20_2" text:outline-level="2"><text:span text:style-name="T44">Test b</text:span><text:span text:style-name="T41">onuses and penalties</text:span></text:h>
      <text:p text:style-name="P36"><text:span text:style-name="T37">Often you will find </text:span><text:span text:style-name="T38">that in-game circumstances will make certain actions easier or harder than they normally are</text:span><text:span text:style-name="T37">. </text:span><text:span text:style-name="T38">For example: trying to </text:span><text:span text:style-name="T242">run</text:span><text:span text:style-name="T38"> with your </text:span><text:span text:style-name="T242">legs </text:span><text:span text:style-name="T38">tied </text:span><text:span text:style-name="T39">up</text:span><text:span text:style-name="T38"> </text:span><text:span text:style-name="T207">would be</text:span><text:span text:style-name="T38"> </text:span><text:span text:style-name="T242">much </text:span><text:span text:style-name="T38">harder than norma</text:span><text:span text:style-name="T208">l!</text:span><text:span text:style-name="T38"> Bonuses can be:</text:span></text:p>
      <text:list xml:id="list3765643163" text:style-name="L1">
        <text:list-item>
          <text:p text:style-name="P113"><text:span text:style-name="T32">+1 </text:span><text:span text:style-name="T38">to skill </text:span><text:span text:style-name="T209">and</text:span><text:span text:style-name="T38"> attribute value</text:span><text:span text:style-name="T210">s</text:span><text:span text:style-name="T38"> </text:span><text:span text:style-name="T32">for small advantages</text:span></text:p>
        </text:list-item>
        <text:list-item>
          <text:p text:style-name="P114"><text:span text:style-name="T32">+2 </text:span><text:span text:style-name="T38">to skill </text:span><text:span text:style-name="T209">and</text:span><text:span text:style-name="T38"> attribute value</text:span><text:span text:style-name="T210">s</text:span><text:span text:style-name="T38"> for big advantages</text:span></text:p>
        </text:list-item>
      </text:list>
      <text:p text:style-name="P22">Similarly penalties can be:</text:p>
      <text:list xml:id="list190758747265212" text:continue-numbering="true" text:style-name="L1">
        <text:list-item>
          <text:p text:style-name="P114"><text:span text:style-name="T38">-</text:span><text:span text:style-name="T32">1 </text:span><text:span text:style-name="T38">to skill </text:span><text:span text:style-name="T209">and</text:span><text:span text:style-name="T38"> attribute value</text:span><text:span text:style-name="T210">s</text:span><text:span text:style-name="T38"> </text:span><text:span text:style-name="T32">for small </text:span><text:span text:style-name="T38">dis</text:span><text:span text:style-name="T32">advantages</text:span></text:p>
        </text:list-item>
        <text:list-item>
          <text:p text:style-name="P114"><text:span text:style-name="T38">-</text:span><text:span text:style-name="T32">2 </text:span><text:span text:style-name="T38">to skill </text:span><text:span text:style-name="T209">and</text:span><text:span text:style-name="T38"> attribute value</text:span><text:span text:style-name="T210">s</text:span><text:span text:style-name="T38"> for big disadvantages</text:span></text:p>
        </text:list-item>
      </text:list>
      <text:p text:style-name="P128"><text:span text:style-name="T40">Multiple bonuses or penalties can apply to a single action. For example: a hero could be trying to hit a monster while he has the upper ground (small advantage) but his sword's tip is broken (small disadvantage) and the monster is </text:span><text:span text:style-name="T240">completely unaware to their presence</text:span><text:span text:style-name="T40"> (</text:span><text:span text:style-name="T240">big </text:span><text:span text:style-name="T40">advantage).</text:span><text:span text:style-name="T35"> </text:span><text:span text:style-name="T211">S</text:span><text:span text:style-name="T40">um </text:span><text:span text:style-name="T243">all </text:span><text:span text:style-name="T245">applicable</text:span><text:span text:style-name="T243"> </text:span><text:span text:style-name="T40">bonuses and penalties together </text:span><text:span text:style-name="T243">to get a final modifier then apply it to the values being tested</text:span><text:span text:style-name="T40">.</text:span></text:p>
      <text:p text:style-name="P129"><text:span text:style-name="T30">Regardless of bonuses </text:span><text:span text:style-name="T246">and penalties</text:span><text:span text:style-name="T30">, attribute </text:span><text:span text:style-name="T246">and </text:span><text:span text:style-name="T30">skill value</text:span><text:span text:style-name="T246">s</text:span><text:span text:style-name="T30"> </text:span><text:span text:style-name="T247">can </text:span><text:span text:style-name="T30">only </text:span><text:span text:style-name="T30">go as low as 1 or as high as 5.</text:span></text:p>
      <text:p text:style-name="P23">A character can gain a +1 bonus by taking a <text:span text:style-name="T276">much </text:span>longer amount of time <text:span text:style-name="T277">performing </text:span>an action than it would <text:span text:style-name="T278">usually require </text:span><text:span text:style-name="T277">(</text:span>unless circumstances make it impossible to properly <text:span text:style-name="T277">concentrate</text:span> on the task<text:span text:style-name="T277">)</text:span>.</text:p>
      <text:h text:style-name="P90" text:outline-level="1"><text:soft-page-break/>Characters</text:h>
      <text:p text:style-name="P37"><text:span text:style-name="T45">Each player character </text:span><text:span text:style-name="T156">starts with</text:span><text:span text:style-name="T45"> one attribute with value 4, another with 3 and a last one with 2. They can then distribute 6 points on the skills of their highest attribute, 4 on skills of the middle one and 2 on the skills of the lowest. </text:span><text:span text:style-name="T46">They can then distribute 4 points into one or more abilities of their choosing.</text:span><text:span text:style-name="T46"><text:note text:id="ftn2" text:note-class="footnote"><text:note-citation>2</text:note-citation><text:note-body><text:p text:style-name="P84">A more realistic approach to character creation is having them start with 16, 10 and 5 skill and 6 talent points then buy each skill level independently: to get to level 3 you need 5 points (2 for level 2 plus 3 for level 3). For talents you need to also buy the first level. This economically encourages players to buy a larger set of skills, avoiding wasting too much on any single option.</text:p></text:note-body></text:note></text:span></text:p>
      <text:p text:style-name="P41"><text:span text:style-name="T52">These are normal starting character</text:span><text:span text:style-name="T53">s</text:span><text:span text:style-name="T52"> which are medium-to-strong </text:span><text:span text:style-name="T54">habitants </text:span><text:span text:style-name="T52">in the game world. </text:span><text:span text:style-name="T54">Stronger or weaker starting characters can be made if the game-master approves of it. Traditionally they grow in power as the game progresses by acquiring in-game equipment or more rarely gaining a bonus skill point or on occasion a bonus attribute point. </text:span><text:span text:style-name="T55">An idea is to reward the best player or best action at the end of the session with a bonus skill point although this could quickly add up into very powerful characters.</text:span></text:p>
      <text:p text:style-name="P66"><text:span text:style-name="T49">Non-player characters can be made with as many points as the game-master (or </text:span><text:span text:style-name="T24">narrator</text:span><text:span text:style-name="T49">) desires. Ideally he should not be spending points at all but using the table given before to determine the values for NPC skills and attributes as they come into play</text:span><text:span text:style-name="T49"><text:note text:id="ftn3" text:note-class="footnote"><text:note-citation>3</text:note-citation><text:note-body><text:p text:style-name="P72"><text:span text:style-name="T249">The same method can be applied to PCs too but take care not to </text:span><text:span text:style-name="T156">turn the game into the situation described in the introduction.</text:span></text:p></text:note-body></text:note></text:span><text:span text:style-name="T49">. </text:span><text:span text:style-name="T50">Naturally a powerful villain will have more points than the average peasant and animals like dogs and cats will have even less.</text:span></text:p>
      <text:h text:style-name="P94" text:outline-level="2">Physical</text:h>
      <text:p text:style-name="P38"><text:span text:style-name="T47">The physical attribute </text:span><text:span text:style-name="T60">governs everything that a character tries to do with it's body.</text:span></text:p>
      <text:p text:style-name="Text_20_body"><text:span text:style-name="T248">B</text:span><text:span text:style-name="T251">rawl: </text:span><text:span text:style-name="T252">f</text:span>ighting at close quarters with a weapon, improvised weapon or bare-handed. Martial arts. Grappling.</text:p>
      <text:p text:style-name="Text_20_body"><text:span text:style-name="T251">Coordination</text:span>: <text:span text:style-name="T254">m</text:span>anipulating objects with your hands. Driving, cleaning...</text:p>
      <text:p text:style-name="Text_20_body"><text:span text:style-name="T251">Fire</text:span>: <text:span text:style-name="T254">u</text:span>sing missile ranged attacks like a firearm or bow-and-arrow to hit a target.</text:p>
      <text:p text:style-name="Text_20_body"><text:span text:style-name="T251">Sport</text:span>: <text:span text:style-name="T254">a</text:span>thletics, acrobatics. Balance. Running, jumping, reaching...</text:p>
      <text:p text:style-name="Text_20_body"><text:span text:style-name="T251">Stealth</text:span>: <text:span text:style-name="T254">m</text:span>oving undetecte<text:span text:style-name="T192">d.</text:span></text:p>
      <text:h text:style-name="P94" text:outline-level="2">Social</text:h>
      <text:p text:style-name="P38"><text:span text:style-name="T47">The social attribute</text:span><text:span text:style-name="T62"> is the realm of interaction with other humans or sentient beings. It also comprehends the perception of the external world and self-esteem.</text:span></text:p>
      <text:p text:style-name="Text_20_body"><text:span text:style-name="T251">Animal handling</text:span><text:span text:style-name="T253">:</text:span><text:span text:style-name="T255"> i</text:span><text:span text:style-name="T63">nteraction with beasts and critters. </text:span><text:span text:style-name="T157">Riding. Farming. </text:span><text:span text:style-name="T160">Survival.</text:span></text:p>
      <text:p text:style-name="Text_20_body"><text:span text:style-name="T251">Coercion:</text:span> <text:span text:style-name="T255">i</text:span><text:span text:style-name="T64">ntimidation, bribery. </text:span><text:span text:style-name="T65">Street smarts. </text:span></text:p>
      <text:p text:style-name="Text_20_body"><text:span text:style-name="T251">Communication:</text:span> <text:span text:style-name="T255">m</text:span>anipulating, barter, banter, partying, discovering rumors... Detecting lies.</text:p>
      <text:p text:style-name="Text_20_body"><text:span text:style-name="T251">Languages</text:span>: <text:span text:style-name="T255">e</text:span><text:span text:style-name="T66">ach character starts with 1 language and learns a new one with each point spent in this skill. </text:span><text:span text:style-name="T67">It can also be used as a normal skill to try to understand an unknown language.</text:span></text:p>
      <text:p text:style-name="Text_20_body"><text:span text:style-name="T251">Perception</text:span>: <text:span text:style-name="T255">a</text:span>wareness, readiness. Sight, smell, taste, hearing and touch.</text:p>
      <text:h text:style-name="Heading_20_2" text:outline-level="2"><text:soft-page-break/><text:span text:style-name="T47">Mental</text:span><text:span text:style-name="T47"><text:note text:id="ftn4" text:note-class="footnote"><text:note-citation>4</text:note-citation><text:note-body><text:p text:style-name="Footnote"><text:span text:style-name="T11">Sanity tests</text:span><text:span text:style-name="T59"> are a</text:span><text:span text:style-name="T120">n</text:span><text:span text:style-name="T59"> </text:span><text:span text:style-name="T73">optional</text:span><text:span text:style-name="T59"> type of mental check that can be used to simulate fear and panic for games that are more serious or realistic </text:span><text:span text:style-name="T69">or special occasions on any game. </text:span><text:span text:style-name="T70">A sanity test is made when something </text:span><text:span text:style-name="T71">disturbing happens like the sight of something very weird, gory, </text:span><text:span text:style-name="T72">horrifying.</text:span><text:span text:style-name="T71">.. </text:span><text:span text:style-name="T73">It is a mental attribute-only test and before rolling the player has to predetermine a reaction in case he fails. Example reactions are fleeing, attacking and being stunned. If he fails the test he performs the action. </text:span><text:span text:style-name="T212">I</text:span><text:span text:style-name="T73">f there is a critical failure he will panic and do a much more exaggerated and harmful version of what he decided for or the very opposite at the GM discretion.</text:span></text:p></text:note-body></text:note></text:span></text:h>
      <text:p text:style-name="P39"><text:span text:style-name="T47">The mental attribute </text:span><text:span text:style-name="T68">represents the intellectual prowess of the character.</text:span></text:p>
      <text:p text:style-name="Text_20_body"><text:span text:style-name="T251">Art: </text:span>c<text:span text:style-name="T74">reating anything. Painting, drawing, stonework, </text:span><text:span text:style-name="T158">jewelery</text:span><text:span text:style-name="T74">... Repairs, manufacture, building, assembling... Forgery.</text:span></text:p>
      <text:p text:style-name="Text_20_body"><text:span text:style-name="T251">Cure: </text:span>medicine, healing. <text:span text:style-name="T257">First aid</text:span><text:span text:style-name="T257"><text:note text:id="ftn5" text:note-class="footnote"><text:note-citation>5</text:note-citation><text:note-body><text:p text:style-name="P74">Cure can be used shortly after a wound has been received to recover 1 health point. <text:span text:style-name="T261">A</text:span> character can only do this on a single wounded, once per scene. Any wounds that are not treated in the scene they were caused on need to be healed naturally as explained in the section about recovery.</text:p></text:note-body></text:note></text:span><text:span text:style-name="T257">.</text:span></text:p>
      <text:p text:style-name="Text_20_body"><text:span text:style-name="T251">Security: </text:span><text:span text:style-name="T256">l</text:span><text:span text:style-name="T75">ocksmithing, lockpicking, burglary. </text:span><text:span text:style-name="T159">Traps. </text:span><text:span text:style-name="T75">Security systems, alarms, surveillance...</text:span></text:p>
      <text:p text:style-name="P67"><text:span text:style-name="T251">Technology: </text:span><text:span text:style-name="T256">w</text:span><text:span text:style-name="T76">hat is considered technology proper depends on the setting in question. </text:span><text:span text:style-name="T77">A medieval setting could present </text:span><text:span text:style-name="T78">magic scrolls and </text:span><text:span text:style-name="T193">artifacts</text:span><text:span text:style-name="T78"> as a type of technology. Futuristic or contemporary scenarios could have computers, machines and robots... This only covers the operation of technology. </text:span><text:span text:style-name="T79">Constructing, building or assembling </text:span><text:span text:style-name="T78">technical </text:span><text:span text:style-name="T79">devices </text:span><text:span text:style-name="T78">in every setting is done by using </text:span><text:span text:style-name="T6">art</text:span><text:span text:style-name="T78">.</text:span></text:p>
      <text:p text:style-name="Text_20_body"><text:span text:style-name="T251">Wisdow: </text:span><text:span text:style-name="T256">k</text:span>nowledge. Learning. Researching. Remembering facts.</text:p>
      <text:h text:style-name="P95" text:outline-level="2">Abilities</text:h>
      <text:p text:style-name="P43"><text:span text:style-name="T81">Abilities</text:span><text:span text:style-name="T57"> are </text:span><text:span text:style-name="T80">actions that do not need normal tests to be used. </text:span><text:span text:style-name="T82">Instead, a player rolls a single die</text:span><text:span text:style-name="T83"> </text:span><text:span text:style-name="T84">and if the result is equal or lower than the ability value <text:s/>the action is successful. </text:span><text:span text:style-name="T85">In case of success 1 point is lost in the ability which means continuous use becomes ever more difficult. </text:span><text:span text:style-name="T86">The lost points are recovered when the character has a chance to rest (usually at the end of the day).</text:span></text:p>
      <text:p text:style-name="P43"><text:span text:style-name="T87">A</text:span><text:span text:style-name="T84">gain </text:span><text:span text:style-name="T88">the values for </text:span><text:span text:style-name="T89">abilities</text:span><text:span text:style-name="T88"> </text:span><text:span text:style-name="T87">range from 1 to 5 points.</text:span></text:p>
      <text:p text:style-name="P44"><text:span text:style-name="T90">As a guideline for ability power a</text:span><text:span text:style-name="T213">n</text:span><text:span text:style-name="T90"> ability that targets a single character should cause 2 points of damage and abilities that affect an area (multiple targets) cause 1 point of damage. Players should </text:span><text:span text:style-name="T91">decide what their own abilities can do based on this rule and as always the GM has the final word on what is allowed.</text:span></text:p>
      <text:p text:style-name="P45"><text:span text:style-name="T91">Unlike skills there is no set list of abilities. Each character is expected to be unique and feature </text:span><text:span text:style-name="T214">it's</text:span><text:span text:style-name="T91"> own. There is no problem, of course, in using famous abilities (like Hadouken, The Force, Magic Missiles, Ultima </text:span><text:span text:style-name="T93">or </text:span><text:span text:style-name="T94">the Round-House kick</text:span><text:span text:style-name="T91">) or reusing existing </text:span><text:span text:style-name="T92">ones</text:span><text:span text:style-name="T91"> and adapting them. </text:span><text:span text:style-name="T95">An ability does not necessarily needs to involv</text:span><text:span text:style-name="T96">e</text:span><text:span text:style-name="T95"> combat or magic: detecting lies </text:span><text:span text:style-name="T97">or leadership </text:span><text:span text:style-name="T95">could be </text:span><text:span text:style-name="T161">abilities</text:span><text:span text:style-name="T95"> as well.</text:span></text:p>
      <text:h text:style-name="P104" text:outline-level="3">Magic</text:h>
      <text:p text:style-name="P46"><text:span text:style-name="T98">Any spell is a single ability. Magic cure works like </text:span><text:span text:style-name="T99">the comparison rule: 1 damage point is cured if the spell affects a group or 2 if it affects a single target.</text:span></text:p>
      <text:p text:style-name="P61"><text:span text:style-name="T162">Spells can also give bonuses and penalties to individual and groups in the same values or cause one of the neutral </text:span><text:span text:style-name="T163">attack effects</text:span><text:span text:style-name="T162"> described in the combat section </text:span><text:span text:style-name="T164">to a certain area</text:span><text:span text:style-name="T162">.</text:span></text:p>
      <text:h text:style-name="P104" text:outline-level="3"><text:soft-page-break/>Money</text:h>
      <text:p text:style-name="P47"><text:span text:style-name="T100">Money is a very unique ability that represents the wealth of a character </text:span><text:span text:style-name="T101">and is recommended to all because having no points in it means the character has literally no possessions of value except for a few items he carries around with himself. </text:span></text:p>
      <text:p text:style-name="P48"><text:span text:style-name="T101">It can also be used as a</text:span><text:span text:style-name="T215">n</text:span><text:span text:style-name="T101"> ability in a test to try to purchase a</text:span><text:span text:style-name="T165">n</text:span><text:span text:style-name="T101"> expensive or rare item. In this case though the ability point is lost permanently.</text:span></text:p>
      <text:p text:style-name="P27">Other cultural traits like reputation, patronage and any sort of allies could also be handled in a similar fashion.</text:p>
      <text:h text:style-name="P109" text:outline-level="3">Destiny</text:h>
      <text:p text:style-name="P69">Before any <text:span text:style-name="T262">other character acts this can be used to add a small advantage or penalty to the action.</text:span></text:p>
      <text:h text:style-name="P96" text:outline-level="2">Willpower</text:h>
      <text:p text:style-name="P49"><text:span text:style-name="T102">Each </text:span><text:span text:style-name="T226">player </text:span><text:span text:style-name="T102">character starts with 3 willpower points </text:span><text:span text:style-name="T165">and can have 5 at most.</text:span><text:span text:style-name="T102"> </text:span><text:span text:style-name="T103">A willpower </text:span><text:span text:style-name="T166">point </text:span><text:span text:style-name="T103">can be spent at any time to provide a +1 bonus to an action. It can only be used once per action and represents inner strength reserves the character could muster.</text:span></text:p>
      <text:p text:style-name="P50"><text:span text:style-name="T189">1 w</text:span><text:span text:style-name="T104">illpower point </text:span><text:span text:style-name="T189">is</text:span><text:span text:style-name="T104"> recovered at rest and </text:span><text:span text:style-name="T105">whenever a character acts in accord with their </text:span><text:span text:style-name="T7">virtue </text:span><text:span text:style-name="T105">or </text:span><text:span text:style-name="T7">vice </text:span><text:span text:style-name="T167">if the GM finds it appropriate</text:span><text:span text:style-name="T105">. Both of these are decided when the character is created and one represents a good, productive trait while the other is a negative, twisted personality flaw.</text:span></text:p>
      <text:h text:style-name="P99" text:outline-level="2">Health</text:h>
      <text:p text:style-name="P62"><text:span text:style-name="T106">Each character star</text:span><text:span text:style-name="T216">t</text:span><text:span text:style-name="T106">s with 5 health points. Each time a point is lost the character is said to</text:span><text:span text:style-name="T8"> </text:span><text:span text:style-name="T106">have </text:span><text:span text:style-name="T8">received</text:span><text:span text:style-name="T106"> </text:span><text:span text:style-name="T8">1 point of damage</text:span><text:span text:style-name="T106"> but both manners of thinking are equivalent.</text:span><text:span text:style-name="T107"> If for any reason a character is brought down to only 2 </text:span><text:span text:style-name="T106">health</text:span><text:span text:style-name="T107"> points he will suffer a -1 penalty in all his actions. If he reaches 1 </text:span><text:span text:style-name="T106">health</text:span><text:span text:style-name="T107"> point the penalty grows to -2. If a </text:span><text:span text:style-name="T121">character</text:span><text:span text:style-name="T107"> ever reaches 0 health he is dead </text:span><text:span text:style-name="T108">or at least </text:span><text:span text:style-name="T109">unconscious</text:span><text:span text:style-name="T109"><text:note text:id="ftn6" text:note-class="footnote"><text:note-citation>6</text:note-citation><text:note-body><text:p text:style-name="P85">Characters in a cartoon-themed game world need not die! They can just be removed from the game for a number of scenes rolled on a die and then come back as if nothing happened! On fantasy games featuring magic resurrection is a common if costly practice.</text:p></text:note-body></text:note></text:span><text:span text:style-name="T109">.</text:span></text:p>
      <text:h text:style-name="P105" text:outline-level="3">Recovery</text:h>
      <text:p text:style-name="P51"><text:span text:style-name="T110">At each rest period the player can </text:span><text:span text:style-name="T112">roll a die</text:span><text:span text:style-name="T111">. </text:span><text:span text:style-name="T112">If the result is equal or less </text:span><text:span text:style-name="T113">than the number of health points his character currently has </text:span><text:span text:style-name="T112">he </text:span><text:span text:style-name="T113">gains an additional point. </text:span><text:span text:style-name="T114">This means that it is much harder for a badly wounded character to recover but also that a character in the brink of death can recover </text:span><text:span text:style-name="T115">to</text:span><text:span text:style-name="T114"> full health </text:span><text:span text:style-name="T116">at an average of </text:span><text:span text:style-name="T117">14 rest periods (2 weeks if resting at the end of each night) so the GM will need to impose penalties if a more realistic setting is desired.</text:span></text:p>
      <text:p text:style-name="P68"><text:span text:style-name="T118">A medic can spend a day taking care of a group of patients and if successful in a</text:span><text:span text:style-name="T9"> cure </text:span><text:span text:style-name="T118">test each will receive a +1 bonus to their current health level for the purposes of the recovery test for th</text:span><text:span text:style-name="T168">is</text:span><text:span text:style-name="T118"> rest period.</text:span></text:p>
      <text:p text:style-name="P24">A whole day in rest will also give a +1 bonus to a recovery test made on the end of that day. The same applies if the character has a comfortable resting place.</text:p>
      <text:h text:style-name="Heading_20_1" text:outline-level="1"><text:soft-page-break/><text:span text:style-name="T56">Combat</text:span><text:span text:style-name="T56"><text:note text:id="ftn7" text:note-class="footnote"><text:note-citation>7</text:note-citation><text:note-body><text:p text:style-name="P73"><text:span text:style-name="T119">Combat scenes do not need to be necessarily gory. Super-hero combats are often clean with just </text:span><text:span text:style-name="T10">wham!, smash! </text:span><text:span text:style-name="T25">&amp;</text:span><text:span text:style-name="T119"> </text:span><text:span text:style-name="T10">pow</text:span><text:span text:style-name="T26">s</text:span><text:span text:style-name="T10">!</text:span></text:p></text:note-body></text:note></text:span></text:h>
      <text:p text:style-name="P52"><text:span text:style-name="T119">Fights against monsters or any sort of foe are a lot of fun and some groups play combat-oriented games <text:s/>with little to no narrative storyline while others rarely if ever do. In RPGs combats can be a fun way to intercede (or advance!) the story and are heavily focused on tactical movement, planning and strateg</text:span><text:span text:style-name="T217">y</text:span><text:span text:style-name="T119"> (the way the player group </text:span><text:span text:style-name="T169">as a whole </text:span><text:span text:style-name="T119">chooses to handle different enemies with different abilities over time).</text:span></text:p>
      <text:p text:style-name="P53"><text:span text:style-name="T122">Combat in </text:span><text:span text:style-name="T12">minin </text:span><text:span text:style-name="T122">is made to be fast and short. Characters with high physical abilities and skill</text:span><text:span text:style-name="T218">s</text:span><text:span text:style-name="T122"> can be very deadly </text:span><text:span text:style-name="T123">and even </text:span><text:span text:style-name="T169">the weakest</text:span><text:span text:style-name="T123"> foes in number can suddenly become effective if they start to score many neutral attack rolls! A </text:span><text:span text:style-name="T124">typical player </text:span><text:span text:style-name="T123">group against </text:span><text:span text:style-name="T169">a</text:span><text:span text:style-name="T123"> very large number of creatures has little chance, especially in the dozens as can happen in some other games. </text:span><text:span text:style-name="T125">A battle with 16 participants is the very maximum recommended amount and even then it could slow the game down.</text:span></text:p>
      <text:p text:style-name="P64"><text:span text:style-name="T181">Using miniatures, extra dies or drawing to create a map and </text:span><text:span text:style-name="T186">represent</text:span><text:span text:style-name="T181"> characters as they act in such situations can be </text:span><text:span text:style-name="T182">very</text:span><text:span text:style-name="T181"> helpful </text:span><text:span text:style-name="T183">but are not mandatory</text:span><text:span text:style-name="T181">. Erasable drawing boards are extremely useful for </text:span><text:span text:style-name="T184">quickly creating maps </text:span><text:span text:style-name="T185">to place the markers on</text:span><text:span text:style-name="T181">!</text:span></text:p>
      <text:h text:style-name="P96" text:outline-level="2">Initiative</text:h>
      <text:p text:style-name="P54"><text:span text:style-name="T126">Especially when a battle starts but also during other moments of the game it becomes easier to determine in exactly what order each character in scene gets to act. </text:span><text:span text:style-name="T127">This is done by a </text:span><text:span text:style-name="T28">p</text:span><text:span text:style-name="T27">erception</text:span><text:span text:style-name="T13"> </text:span><text:span text:style-name="T127">test.</text:span><text:span text:style-name="T128"> Characters who score higher act first. How to untie rolls is up to the GM and the number of tied opponents: a single die dispute, whoever has the higher physical attribute value and choosing an arbitrary order are all valid options.</text:span></text:p>
      <text:p text:style-name="P60"><text:span text:style-name="T152">As soon as the acting order is defined the next character has his </text:span><text:span text:style-name="T21">turn: </text:span><text:span text:style-name="T152">a period o</text:span><text:span text:style-name="T190">f</text:span><text:span text:style-name="T152"> time at which he can act, doing a single action </text:span><text:span text:style-name="T153">such as attacking, moving, equipping something, shouting</text:span><text:span text:style-name="T152">...</text:span></text:p>
      <text:h text:style-name="P106" text:outline-level="3">Surprise</text:h>
      <text:p text:style-name="P63"><text:span text:style-name="T128">Some combats start with one side unaware of being attacked. It could happen in an ambush or if that group is distracted... In such cases a surprised character cannot act on the first round of battle unless it passes a </text:span><text:span text:style-name="T14">perception</text:span><text:span text:style-name="T128"> test. Neutral rolls mean the character cannot act and failures mean it will also </text:span><text:span text:style-name="T170">be </text:span><text:span text:style-name="T128">unable to defend at all on the first turn (which gives a </text:span><text:span text:style-name="T170">+1 </text:span><text:span text:style-name="T128">bonus to attackers). </text:span></text:p>
      <text:h text:style-name="P100" text:outline-level="2">Weapons and armor<text:note text:id="ftn8" text:note-class="footnote"><text:note-citation>8</text:note-citation><text:note-body><text:p text:style-name="P75">Optional encumbrance rule: you can carry at most 5 items. If you have 4 you suffer a -1 penalty to all rolls or -2 if you are carrying 5 items. <text:span text:style-name="T258">A character in fantasy settings can buy a </text:span><text:span text:style-name="T23">Happy adventurer's kit</text:span><text:span text:style-name="T194">. </text:span><text:span text:style-name="T199">T</text:span><text:span text:style-name="T196">he H</text:span><text:span text:style-name="T200">AK</text:span><text:span text:style-name="T194"> is a </text:span><text:span text:style-name="T219">backpack</text:span><text:span text:style-name="T194"> containing 1 use of each common </text:span><text:span text:style-name="T197">i</text:span><text:span text:style-name="T194">tem such as ropes, torches, food... It is assumed that the character replenishes these items at each possible </text:span><text:span text:style-name="T198">opportunity</text:span><text:span text:style-name="T194"> </text:span><text:span text:style-name="T195">(when spending a day resting in a city, for example)</text:span><text:span text:style-name="T194">.</text:span></text:p></text:note-body></text:note></text:h>
      <text:p text:style-name="P55"><text:span text:style-name="T131">Any weapon or armor has a -2 to +2 quality value associated with it. A typical </text:span><text:span text:style-name="T16">leather armor </text:span><text:span text:style-name="T131">is a 0 item while a mighty magical </text:span><text:span text:style-name="T16">sword of flames</text:span><text:span text:style-name="T131"> is +2.</text:span></text:p>
      <text:h text:style-name="P97" text:outline-level="2"/>
      <text:h text:style-name="P98" text:outline-level="2">Attacks</text:h>
      <text:p text:style-name="P70"><text:span text:style-name="T15">Brawl </text:span><text:span text:style-name="T129">can be used to fight mêlée,</text:span><text:span text:style-name="T61"> </text:span><text:span text:style-name="T15">fire</text:span><text:span text:style-name="T61"> </text:span><text:span text:style-name="T129">to shoot missiles and </text:span><text:span text:style-name="T15">sport </text:span><text:span text:style-name="T129">to throw objects at a distance.</text:span><text:span text:style-name="T130"> The attacker makes a physical test plus the appropriate skill to try to hit his target.</text:span><text:span text:style-name="T132"> In case of success sum 1 point of damage plus the bonus of the attacker's weapon </text:span><text:span text:style-name="T223">minus</text:span><text:span text:style-name="T134"> the</text:span><text:span text:style-name="T132"> target's armor to determine the total number of damage points dealt</text:span><text:span text:style-name="T132"><text:note text:id="ftn9" text:note-class="footnote"><text:note-citation>9</text:note-citation><text:note-body><text:p text:style-name="P86">So for example if a character successfully attacks with a +2 sword a target with a +1 armor will deal 2 damage </text:p><text:p text:style-name="P86"><text:tab/>(1+2-1).</text:p></text:note-body></text:note></text:span><text:span text:style-name="T132">. Add an extra point if the attack was a critical hit. </text:span><text:span text:style-name="T133">Any successful attack deals at least 1 point of damage.</text:span></text:p>
      <text:p text:style-name="P71"><text:span text:style-name="T220">A character that spends it's action defending imposes a -1 penalty to any attack against him </text:span><text:span text:style-name="T221">until </text:span><text:span text:style-name="T222">his </text:span><text:span text:style-name="T221">next turn.</text:span></text:p>
      <text:h text:style-name="P107" text:outline-level="3">Neutral results or critical failure examples</text:h>
      <text:p text:style-name="P25">In a neutral result apply one of these effects to the target without causing damage. In case of a critical failure during an attack you can apply one of these to the attacker himself. Roll two dice and look-up below:</text:p>
      <table:table table:name="Table3" table:style-name="Table3">
        <table:table-column table:style-name="Table3.A"/>
        <table:table-column table:style-name="Table3.B"/>
        <table:table-column table:style-name="Table3.C"/>
        <table:table-row table:style-name="TableLine93915354243248">
          <table:table-cell table:style-name="Table3.A1" office:value-type="string">
            <text:p text:style-name="P14">First die</text:p>
          </table:table-cell>
          <table:table-cell table:style-name="Table3.A1" office:value-type="string">
            <text:p text:style-name="P14">Second die</text:p>
          </table:table-cell>
          <table:table-cell table:style-name="Table3.C1" office:value-type="string">
            <text:p text:style-name="P14">Effect</text:p>
          </table:table-cell>
        </table:table-row>
        <table:table-row table:style-name="TableLine93915354345536">
          <table:table-cell table:style-name="Table3.A2" office:value-type="string">
            <text:p text:style-name="P10">Even</text:p>
          </table:table-cell>
          <table:table-cell table:style-name="Table3.A2" office:value-type="string">
            <text:p text:style-name="P10">1</text:p>
          </table:table-cell>
          <table:table-cell table:style-name="Table3.C2" office:value-type="string">
            <text:p text:style-name="P17">Distracts. Attackers get +1 to hit until target's next turn.</text:p>
          </table:table-cell>
        </table:table-row>
        <table:table-row table:style-name="TableLine93915354347856">
          <table:table-cell table:style-name="Table3.A2" office:value-type="string">
            <text:p text:style-name="P10">Even</text:p>
          </table:table-cell>
          <table:table-cell table:style-name="Table3.A2" office:value-type="string">
            <text:p text:style-name="P10">2</text:p>
          </table:table-cell>
          <table:table-cell table:style-name="Table3.C2" office:value-type="string">
            <text:p text:style-name="P17">Falls to the ground.</text:p>
          </table:table-cell>
        </table:table-row>
        <table:table-row table:style-name="TableLine93915354348688">
          <table:table-cell table:style-name="Table3.A2" office:value-type="string">
            <text:p text:style-name="P10">Even</text:p>
          </table:table-cell>
          <table:table-cell table:style-name="Table3.A2" office:value-type="string">
            <text:p text:style-name="P10">3</text:p>
          </table:table-cell>
          <table:table-cell table:style-name="Table3.C2" office:value-type="string">
            <text:p text:style-name="P17">Forces target to move back.</text:p>
          </table:table-cell>
        </table:table-row>
        <table:table-row table:style-name="TableLine93915354349552">
          <table:table-cell table:style-name="Table3.A2" office:value-type="string">
            <text:p text:style-name="P10">Even</text:p>
          </table:table-cell>
          <table:table-cell table:style-name="Table3.A2" office:value-type="string">
            <text:p text:style-name="P10">4</text:p>
          </table:table-cell>
          <table:table-cell table:style-name="Table3.C2" office:value-type="string">
            <text:p text:style-name="P17">Disarms.</text:p>
          </table:table-cell>
        </table:table-row>
        <table:table-row table:style-name="TableLine93915354350576">
          <table:table-cell table:style-name="Table3.A2" office:value-type="string">
            <text:p text:style-name="P10">Even</text:p>
          </table:table-cell>
          <table:table-cell table:style-name="Table3.A2" office:value-type="string">
            <text:p text:style-name="P10">5</text:p>
          </table:table-cell>
          <table:table-cell table:style-name="Table3.C2" office:value-type="string">
            <text:p text:style-name="P17">Starts grappling the target.</text:p>
          </table:table-cell>
        </table:table-row>
        <table:table-row table:style-name="TableLine93915354351472">
          <table:table-cell table:style-name="Table3.A2" office:value-type="string">
            <text:p text:style-name="P10">Even</text:p>
          </table:table-cell>
          <table:table-cell table:style-name="Table3.A2" office:value-type="string">
            <text:p text:style-name="P10">6</text:p>
          </table:table-cell>
          <table:table-cell table:style-name="Table3.C2" office:value-type="string">
            <text:p text:style-name="P2">Roll again.</text:p>
          </table:table-cell>
        </table:table-row>
        <table:table-row table:style-name="TableLine93915354352416">
          <table:table-cell table:style-name="Table3.A2" office:value-type="string">
            <text:p text:style-name="P10">Odd</text:p>
          </table:table-cell>
          <table:table-cell table:style-name="Table3.A2" office:value-type="string">
            <text:p text:style-name="P10">1</text:p>
          </table:table-cell>
          <table:table-cell table:style-name="Table3.C2" office:value-type="string">
            <text:p text:style-name="P17">Stuns. Target loses next turn.</text:p>
          </table:table-cell>
        </table:table-row>
        <table:table-row table:style-name="TableLine93915354353360">
          <table:table-cell table:style-name="Table3.A2" office:value-type="string">
            <text:p text:style-name="P10">Odd</text:p>
          </table:table-cell>
          <table:table-cell table:style-name="Table3.A2" office:value-type="string">
            <text:p text:style-name="P10">2</text:p>
          </table:table-cell>
          <table:table-cell table:style-name="Table3.C2" office:value-type="string">
            <text:p text:style-name="P17">Target is flat-footed. It cannot move next turn.</text:p>
          </table:table-cell>
        </table:table-row>
        <table:table-row table:style-name="TableLine93915354354224">
          <table:table-cell table:style-name="Table3.A2" office:value-type="string">
            <text:p text:style-name="P10">Odd</text:p>
          </table:table-cell>
          <table:table-cell table:style-name="Table3.A2" office:value-type="string">
            <text:p text:style-name="P10">3</text:p>
          </table:table-cell>
          <table:table-cell table:style-name="Table3.C2" office:value-type="string">
            <text:p text:style-name="P17">Target interacts with the surrounding area.</text:p>
          </table:table-cell>
        </table:table-row>
        <table:table-row table:style-name="TableLine93915354355168">
          <table:table-cell table:style-name="Table3.A2" office:value-type="string">
            <text:p text:style-name="P10">Odd</text:p>
          </table:table-cell>
          <table:table-cell table:style-name="Table3.A2" office:value-type="string">
            <text:p text:style-name="P10">4</text:p>
          </table:table-cell>
          <table:table-cell table:style-name="Table3.C2" office:value-type="string">
            <text:p text:style-name="P17">Target drops an item or piece of equipment.</text:p>
          </table:table-cell>
        </table:table-row>
        <table:table-row table:style-name="TableLine93915354356112">
          <table:table-cell table:style-name="Table3.A2" office:value-type="string">
            <text:p text:style-name="P10">Odd</text:p>
          </table:table-cell>
          <table:table-cell table:style-name="Table3.A2" office:value-type="string">
            <text:p text:style-name="P10">5</text:p>
          </table:table-cell>
          <table:table-cell table:style-name="Table3.C2" office:value-type="string">
            <text:p text:style-name="P17">Target's equipment is damaged.</text:p>
          </table:table-cell>
        </table:table-row>
        <table:table-row table:style-name="TableLine93915354357056">
          <table:table-cell table:style-name="Table3.A2" office:value-type="string">
            <text:p text:style-name="P10">Odd</text:p>
          </table:table-cell>
          <table:table-cell table:style-name="Table3.A2" office:value-type="string">
            <text:p text:style-name="P10">6</text:p>
          </table:table-cell>
          <table:table-cell table:style-name="Table3.C2" office:value-type="string">
            <text:p text:style-name="P2">Roll again.</text:p>
          </table:table-cell>
        </table:table-row>
      </table:table>
      <text:p text:style-name="P26"/>
      <text:p text:style-name="P26">Of course it is always nicer when someone can think of or create an effect that is relevant to the action being performed instead of checking a table every time this happens. It can be hard to be original <text:span text:style-name="T263">all of the time too</text:span> <text:span text:style-name="T264">though </text:span>so the table can help a lot!</text:p>
      <text:h text:style-name="P91" text:outline-level="1"/>
      <text:h text:style-name="P92" text:outline-level="1">Challenge</text:h>
      <text:p text:style-name="P56"><text:span text:style-name="T135">One of the hardest parts of being a game-master is trying to create (in advance or during a session) a fun adventure for the PCs to experience.</text:span><text:span text:style-name="T136"> Combats are especially hard to get right when you start because if a combat is too hard it becomes easy to kill the PCs and if it is </text:span><text:span text:style-name="T171">too </text:span><text:span text:style-name="T136">easy it can be fun but it will not necessarily challenge the group.</text:span><text:span text:style-name="T137"> So here is a guideline system that can be used to plan combat situations in advance.</text:span></text:p>
      <text:p text:style-name="P33"><text:span text:style-name="T138">We will use the concepts of </text:span><text:span text:style-name="T17">power level </text:span><text:span text:style-name="T138">and </text:span><text:span text:style-name="T17">challenge value </text:span><text:span text:style-name="T138">here. Power level indicates the value of the characters</text:span><text:span text:style-name="T172">'</text:span><text:span text:style-name="T138"> abilities and skills. A character with all abilities and skills at value 3 is considered to be power level 3. Of course this is only a guideline tool since actual characters probably will not have all attributes and skills at the same values. </text:span><text:span text:style-name="T139">Each power level translates to a challenge value:</text:span></text:p>
      <text:p text:style-name="P33"/>
      <table:table table:name="Table4" table:style-name="Table4">
        <table:table-column table:style-name="Table4.A"/>
        <table:table-column table:style-name="Table4.B"/>
        <table:table-row table:style-name="TableLine93915354360368">
          <table:table-cell table:style-name="Table4.A1" office:value-type="string">
            <text:p text:style-name="P18">Power level</text:p>
          </table:table-cell>
          <table:table-cell table:style-name="Table4.B1" office:value-type="string">
            <text:p text:style-name="P18">Challenge value</text:p>
          </table:table-cell>
        </table:table-row>
        <table:table-row table:style-name="TableLine93915354369392">
          <table:table-cell table:style-name="Table4.A2" office:value-type="string">
            <text:p text:style-name="P19">1</text:p>
          </table:table-cell>
          <table:table-cell table:style-name="Table4.B2" office:value-type="string">
            <text:p text:style-name="P19">1</text:p>
          </table:table-cell>
        </table:table-row>
        <table:table-row table:style-name="TableLine93915354380960">
          <table:table-cell table:style-name="Table4.A2" office:value-type="string">
            <text:p text:style-name="P19">2</text:p>
          </table:table-cell>
          <table:table-cell table:style-name="Table4.B2" office:value-type="string">
            <text:p text:style-name="P19">2</text:p>
          </table:table-cell>
        </table:table-row>
        <table:table-row table:style-name="TableLine93915354381584">
          <table:table-cell table:style-name="Table4.A2" office:value-type="string">
            <text:p text:style-name="P19">3</text:p>
          </table:table-cell>
          <table:table-cell table:style-name="Table4.B2" office:value-type="string">
            <text:p text:style-name="P19">4</text:p>
          </table:table-cell>
        </table:table-row>
        <table:table-row table:style-name="TableLine93915354382368">
          <table:table-cell table:style-name="Table4.A2" office:value-type="string">
            <text:p text:style-name="P19">4</text:p>
          </table:table-cell>
          <table:table-cell table:style-name="Table4.B2" office:value-type="string">
            <text:p text:style-name="P19">8</text:p>
          </table:table-cell>
        </table:table-row>
        <table:table-row table:style-name="TableLine93915354383152">
          <table:table-cell table:style-name="Table4.A2" office:value-type="string">
            <text:p text:style-name="P19">5</text:p>
          </table:table-cell>
          <table:table-cell table:style-name="Table4.B2" office:value-type="string">
            <text:p text:style-name="P19">16</text:p>
          </table:table-cell>
        </table:table-row>
      </table:table>
      <text:p text:style-name="P30"/>
      <text:p text:style-name="P115">Player characters start between level 3 to 4, so roughly at challenge value 6.</text:p>
      <text:p text:style-name="P32"><text:span text:style-name="T140">You use the power level to find the challenge value </text:span><text:span text:style-name="T172">for</text:span><text:span text:style-name="T140"> each character and then sum </text:span><text:span text:style-name="T172">them together</text:span><text:span text:style-name="T140"> to find out the total value of each group. So</text:span><text:span text:style-name="T173">:</text:span></text:p>
      <text:list xml:id="list2150406071" text:style-name="L2">
        <text:list-item>
          <text:p text:style-name="P118"><text:span text:style-name="T173">A</text:span><text:span text:style-name="T140"> group of </text:span><text:span text:style-name="T224">2</text:span><text:span text:style-name="T140"> foes at power level 3 has a total challenge value of </text:span><text:span text:style-name="T224">8</text:span><text:span text:style-name="T140"> </text:span><text:span text:style-name="T141">(</text:span><text:span text:style-name="T224">2</text:span><text:span text:style-name="T141">x4)</text:span><text:span text:style-name="T140">. </text:span></text:p>
        </text:list-item>
        <text:list-item>
          <text:p text:style-name="P116">A group of <text:span text:style-name="T265">5</text:span> characters at power level 4 has challenge rating <text:span text:style-name="T265">40</text:span> (<text:span text:style-name="T265">5</text:span>x8). </text:p>
        </text:list-item>
      </text:list>
      <text:p text:style-name="P32"><text:span text:style-name="T141">This way you can compare the PC group with a NPC group or groups and determine </text:span><text:span text:style-name="T174">what are their chance to win</text:span><text:span text:style-name="T141">. A </text:span><text:span text:style-name="T175">hostile </text:span><text:span text:style-name="T141">group that has half the challenge value of the PC group will be easy to dispose of, while one with </text:span><text:span text:style-name="T142">the same challenge value is hard (50% chance of either side winning) and could </text:span><text:span text:style-name="T225">likely</text:span><text:span text:style-name="T143"> see the death of a PC! So take it slow until everyone is familiar with the game and rules.</text:span></text:p>
      <text:p text:style-name="P31"><text:span text:style-name="T145">PCs </text:span><text:span text:style-name="T144">also have the advantage of possessing </text:span><text:span text:style-name="T18">willpower </text:span><text:span text:style-name="T144">points to spend for help </text:span><text:span text:style-name="T145">but remember that since the game is based on the </text:span><text:span text:style-name="T227">casting</text:span><text:span text:style-name="T145"> of the die </text:span><text:span text:style-name="T176">it </text:span><text:span text:style-name="T145">is possible for bad luck to turn a would-be easy combat into a challenge of itself!</text:span></text:p>
      <text:h text:style-name="P101" text:outline-level="2">Environmental challenge modifiers</text:h>
      <text:p text:style-name="P28">Some combats have special mechanics that affect the battle area. For example: fighting <text:span text:style-name="T266">on</text:span> a crumbling cave might cause ceiling rocks to fall upon the characters' head! This would be a neutral environmental condition since rocks could fall on anyone in the battlefield and needs not be taken into consideration for challenge measurement.</text:p>
      <text:p text:style-name="P29"/>
      <text:p text:style-name="P4"><text:span text:style-name="T146">Conditions that affect a group more than </text:span><text:span text:style-name="T177">an</text:span><text:span text:style-name="T146">other though need to be taken into consideration when calculating challenges. For example: a group that could prepare the room with traps and advantages before a fight begins surely will be much harder to deal with than the same group caught in the middle of their sleep in a comfortable room! </text:span><text:span text:style-name="T147">Each such advantage will modify the group </text:span><text:span text:style-name="T228">challeng</text:span><text:span text:style-name="T230">e</text:span><text:span text:style-name="T147"> up to 200%</text:span><text:span text:style-name="T229"> or down 50/%</text:span><text:span text:style-name="T147"> their original value</text:span>.</text:p>
      <text:p text:style-name="P119">Another example: a room that lets a group start with the high-ground could grant it a 150% modifier to their challenge.</text:p>
      <text:h text:style-name="P102" text:outline-level="2">Dungeons</text:h>
      <text:p text:style-name="P57"><text:span text:style-name="T151">The</text:span><text:span text:style-name="T148"> most traditional RPG adventure is the dungeon. An interesting place that a player group explores and conquers during a session. </text:span><text:span text:style-name="T149">Although the</text:span><text:span text:style-name="T19"> </text:span><text:span text:style-name="T149">term </text:span><text:span text:style-name="T19">dungeon </text:span><text:span text:style-name="T149">impl</text:span><text:span text:style-name="T231">ies</text:span><text:span text:style-name="T149"> dank, dark underground structures it could just as well be a forest </text:span><text:span text:style-name="T201">or skyscraper</text:span><text:span text:style-name="T149">, as long as there can be connected sub-areas in which players can find combat, treasure, traps and interesting features to explore and experience.</text:span></text:p>
      <text:p text:style-name="P58"><text:span text:style-name="T149">In </text:span><text:span text:style-name="T19">minim </text:span><text:span text:style-name="T149">a guideline to constructing dungeons is to take the PC group's challenge value and offer the same amount of challenge throughout the sub-areas of the</text:span><text:span text:style-name="T19"> </text:span><text:span text:style-name="T149">dungeon</text:span><text:span text:style-name="T19">. </text:span><text:span text:style-name="T150">This way it becomes a</text:span><text:span text:style-name="T202">n</text:span><text:span text:style-name="T150"> increasingly difficult task to conquer all of </text:span><text:span text:style-name="T178">it</text:span><text:span text:style-name="T150"> but the group can explore at their leisure and go </text:span><text:span text:style-name="T179">rest</text:span><text:span text:style-name="T150"> when their resources are exhausted. Or maybe press </text:span><text:span text:style-name="T180">on </text:span><text:span text:style-name="T150">and push their luck despite having had a hard time with a previous encounter? </text:span><text:span text:style-name="T203">Offering healing opportunities </text:span><text:span text:style-name="T232">in order to create a larger, more difficult</text:span><text:span text:style-name="T203"> one is also acceptable.</text:span></text:p>
      <text:p text:style-name="P59"><text:span text:style-name="T150">Don't forget to offer treasure throughout the </text:span><text:span text:style-name="T20">dungeon </text:span><text:span text:style-name="T150">so that it becomes a rewarding activity while giving incentive for the group to push on into the next challenge!</text:span></text:p>
      <text:h text:style-name="P108" text:outline-level="3">Random dungeon</text:h>
      <text:p text:style-name="Text_20_body"><text:span text:style-name="T188">A random dungeon has</text:span><text:span text:style-name="T187"> 1 die </text:span><text:span text:style-name="T233">plus</text:span><text:span text:style-name="T181"> 1 </text:span><text:span text:style-name="T187">rooms</text:span><text:span text:style-name="T181">, </text:span><text:span text:style-name="T187">1 die divided by </text:span><text:span text:style-name="T181">2 </text:span><text:span text:style-name="T187">combats </text:span><text:span text:style-name="T191">and </text:span><text:span text:style-name="T181">1 </text:span><text:span text:style-name="T187">die divided by </text:span><text:span text:style-name="T181">2 </text:span><text:span text:style-name="T187">features</text:span><text:span text:style-name="T181">:</text:span></text:p>
      <text:list xml:id="list171201734" text:style-name="L3">
        <text:list-item>
          <text:p text:style-name="P120">Trap:</text:p>
          <text:list>
            <text:list-item>
              <text:p text:style-name="P120">On treasure</text:p>
            </text:list-item>
            <text:list-item>
              <text:p text:style-name="P120">On treasure</text:p>
            </text:list-item>
            <text:list-item>
              <text:p text:style-name="P121">On combat</text:p>
            </text:list-item>
            <text:list-item>
              <text:p text:style-name="P120">One of the combats is an ambush</text:p>
            </text:list-item>
            <text:list-item>
              <text:p text:style-name="P120">In a room</text:p>
            </text:list-item>
            <text:list-item>
              <text:p text:style-name="P121">At the entrance</text:p>
            </text:list-item>
          </text:list>
        </text:list-item>
        <text:list-item>
          <text:p text:style-name="P120">Hidden treasure</text:p>
        </text:list-item>
        <text:list-item>
          <text:p text:style-name="P120">Tests a physical skill to access an area</text:p>
        </text:list-item>
        <text:list-item>
          <text:p text:style-name="P120">A combat can be resolved by roleplay or negotiation</text:p>
        </text:list-item>
        <text:list-item>
          <text:p text:style-name="P120">One combat is subject to environmental modifiers</text:p>
        </text:list-item>
        <text:list-item>
          <text:p text:style-name="P122">One of the sub-areas holds a key that unlocks a:</text:p>
          <text:list>
            <text:list-item>
              <text:p text:style-name="P123">Hard combat and great treasure</text:p>
            </text:list-item>
            <text:list-item>
              <text:p text:style-name="P123">Hard combat and good treasure</text:p>
            </text:list-item>
            <text:list-item>
              <text:p text:style-name="P123">All of the dungeon's treasure</text:p>
            </text:list-item>
            <text:list-item>
              <text:p text:style-name="P123">Mediocre treasure</text:p>
            </text:list-item>
            <text:list-item>
              <text:p text:style-name="P123">Bad treasure</text:p>
            </text:list-item>
            <text:list-item>
              <text:p text:style-name="P124">A whole new set of sub-areas</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Arabiya" svg:font-family="AlArabiya" style:font-adornments="Regular" style:font-pitch="variable"/>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normal" fo:font-weight="normal"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2-24T14:43:49</meta:creation-date>
    <dc:date>2023-10-28T19:07:00.369279768</dc:date>
    <meta:editing-duration>PT11H3M13S</meta:editing-duration>
    <meta:editing-cycles>428</meta:editing-cycles>
    <meta:generator>LibreOffice/7.3.3.2$Linux_X86_64 LibreOffice_project/30$Build-2</meta:generator>
    <meta:document-statistic meta:table-count="4" meta:image-count="0" meta:object-count="0" meta:page-count="11" meta:paragraph-count="259" meta:word-count="4367" meta:character-count="24496" meta:non-whitespace-character-count="20401"/>
  </office:meta>
</office:document-meta>
</file>